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0.7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1.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777cm"/>
      <style:paragraph-properties style:writing-mode="lr-tb"/>
    </style:style>
    <style:style style:name="gr29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28cm"/>
      <style:paragraph-properties style:writing-mode="lr-tb"/>
    </style:style>
    <style:style style:name="gr3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0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5.8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9cm" fo:min-width="1.5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cm" fo:min-width="1.52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6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95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1.88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5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65" style:family="graphic" style:parent-style-name="standard">
      <style:graphic-properties draw:stroke="none" draw:fill="none" fo:min-height="1.57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67" style:family="graphic" style:parent-style-name="standard">
      <style:graphic-properties draw:stroke="none" draw:fill="none" fo:min-height="1.347cm"/>
      <style:paragraph-properties style:writing-mode="lr-tb"/>
    </style:style>
    <style:style style:name="gr68" style:family="graphic" style:parent-style-name="standard">
      <style:graphic-properties draw:stroke="none" draw:fill="none" fo:min-height="1.5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29cm"/>
      <style:paragraph-properties style:writing-mode="lr-tb"/>
    </style:style>
    <style:style style:name="gr70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71" style:family="graphic" style:parent-style-name="standard">
      <style:graphic-properties draw:stroke="none" draw:fill="none" fo:min-height="3.78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5" style:family="graphic" style:parent-style-name="standard">
      <style:graphic-properties draw:stroke="none" draw:fill="none" fo:min-height="1.195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0.8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23cm"/>
      <style:paragraph-properties style:writing-mode="lr-tb"/>
    </style:style>
    <style:style style:name="gr79" style:family="graphic" style:parent-style-name="standard">
      <style:graphic-properties draw:stroke="none" draw:fill="none" fo:min-height="2.605cm"/>
      <style:paragraph-properties style:writing-mode="lr-tb"/>
    </style:style>
    <style:style style:name="gr80" style:family="graphic" style:parent-style-name="standard">
      <style:graphic-properties draw:stroke="none" draw:fill="none" fo:min-height="4.031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9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10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10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6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10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109" style:family="graphic" style:parent-style-name="standard">
      <style:graphic-properties draw:stroke="none" draw:fill="none" fo:min-height="1.67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11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2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24" style:family="paragraph">
      <loext:graphic-properties draw:fill="none"/>
      <style:paragraph-properties style:writing-mode="lr-tb"/>
      <style:text-properties style:font-name="JuliaMono1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66pt" style:font-size-asian="66pt" style:font-size-complex="66pt"/>
    </style:style>
    <style:style style:name="P27" style:family="paragraph">
      <style:text-properties style:font-name="JuliaMono1" fo:font-size="24pt"/>
    </style:style>
    <style:style style:name="P28" style:family="paragraph">
      <style:text-properties style:font-name="JuliaMono1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JuliaMono1" fo:font-size="32pt" style:font-size-asian="32pt" style:font-size-complex="32pt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JuliaMono1" fo:font-size="24pt"/>
    </style:style>
    <style:style style:name="P31" style:family="paragraph">
      <style:text-properties style:font-name="JuliaMono1" fo:font-size="24pt" style:font-size-asian="24pt" style:font-size-complex="24pt"/>
    </style:style>
    <style:style style:name="P32" style:family="paragraph">
      <style:text-properties style:font-name="JuliaMono1" fo:font-size="66pt" style:font-size-asian="66pt" style:font-size-complex="66pt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34" style:family="paragraph">
      <style:paragraph-properties fo:text-align="center"/>
      <style:text-properties style:font-name="JuliaMono1"/>
    </style:style>
    <style:style style:name="P35" style:family="paragraph">
      <style:text-properties style:font-name="JuliaMono1" fo:font-size="72pt" style:font-size-asian="72pt" style:font-size-complex="72pt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font-name="JuliaMono1"/>
    </style:style>
    <style:style style:name="P39" style:family="paragraph">
      <style:text-properties style:font-name="JuliaMono1" fo:font-size="96pt" style:font-size-asian="96pt" style:font-size-complex="96pt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41" style:family="paragraph">
      <style:text-properties style:font-name="JuliaMono1" fo:font-size="144pt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44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8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50" style:family="paragraph">
      <style:text-properties style:font-name="JuliaMono1" fo:font-size="32pt" style:font-size-asian="32pt" style:font-size-complex="32pt"/>
    </style:style>
    <style:style style:name="P51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56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60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1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63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64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66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67" style:family="paragraph">
      <style:text-properties style:font-name="JuliaMono1" fo:font-size="44pt"/>
    </style:style>
    <style:style style:name="P68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71" style:family="paragraph">
      <style:text-properties style:font-name="JuliaMono1" fo:font-size="66pt"/>
    </style:style>
    <style:style style:name="P72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73" style:family="paragraph">
      <style:text-properties style:font-name="JuliaMono1" fo:font-size="48pt" style:font-size-asian="48pt" style:font-size-complex="48pt"/>
    </style:style>
    <style:style style:name="P74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7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79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80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2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ffffff"/>
      <style:paragraph-properties fo:text-align="center"/>
      <style:text-properties style:font-name="JuliaMono1" fo:font-size="24pt"/>
    </style:style>
    <style:style style:name="P86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weight="bold" style:font-size-asian="40pt" style:font-weight-asian="bold" style:font-size-complex="40pt" style:font-weight-complex="bold"/>
    </style:style>
    <style:style style:name="T3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10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c9211e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66pt" fo:font-weight="normal" style:font-size-asian="66pt" style:font-weight-asian="normal" style:font-size-complex="66pt" style:font-weight-complex="normal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JuliaMono1" fo:font-size="24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fo:font-size="66pt" fo:font-weight="normal" style:font-size-asian="96pt" style:font-weight-asian="normal" style:font-size-complex="96pt" style:font-weight-complex="normal"/>
    </style:style>
    <style:style style:name="T22" style:family="text">
      <style:text-properties fo:color="#000000" fo:font-size="72pt" fo:font-weight="normal" style:font-size-asian="72pt" style:font-weight-asian="bold" style:font-size-complex="7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fo:font-size="72pt" fo:font-weight="normal" style:font-size-asian="72pt" style:font-weight-asian="normal" style:font-size-complex="72pt" style:font-weight-complex="normal"/>
    </style:style>
    <style:style style:name="T25" style:family="text">
      <style:text-properties fo:color="#000000" fo:font-size="96pt" fo:font-weight="normal" style:font-size-asian="96pt" style:font-weight-asian="normal" style:font-size-complex="96pt" style:font-weight-complex="normal"/>
    </style:style>
    <style:style style:name="T26" style:family="text">
      <style:text-properties fo:color="#000000" fo:font-weight="normal" style:font-size-asian="96pt" style:font-weight-asian="bold" style:font-size-complex="96pt" style:font-weight-complex="bold"/>
    </style:style>
    <style:style style:name="T27" style:family="text">
      <style:text-properties fo:color="#000000" fo:font-weight="normal" style:font-size-asian="192pt" style:font-weight-asian="normal" style:font-size-complex="192pt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c9211e" fo:font-weight="bold" style:font-size-asian="24pt" style:font-weight-asian="bold" style:font-size-complex="24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35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38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41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42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43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JuliaMono1" fo:font-size="32pt" fo:font-weight="bold"/>
    </style:style>
    <style:style style:name="T48" style:family="text">
      <style:text-properties fo:color="#2a6099" fo:font-weight="bold" style:font-size-asian="96pt" style:font-weight-asian="bold" style:font-size-complex="96pt" style:font-weight-complex="bold"/>
    </style:style>
    <style:style style:name="T49" style:family="text">
      <style:text-properties fo:color="#2a6099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fo:font-weight="bold" style:font-size-asian="96pt" style:font-weight-asian="bold" style:font-size-complex="96pt" style:font-weight-complex="bold"/>
    </style:style>
    <style:style style:name="T5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52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5" draw:layer="layout" svg:width="1.052cm" svg:height="1.826cm" svg:x="3.413cm" svg:y="4.526cm">
          <draw:text-box>
            <text:p text:style-name="P4"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5" draw:layer="layout" svg:width="1.052cm" svg:height="1.826cm" svg:x="7.213cm" svg:y="4.523cm">
          <draw:text-box>
            <text:p text:style-name="P4"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5" draw:layer="layout" svg:width="1.052cm" svg:height="1.826cm" svg:x="9.56cm" svg:y="4.52cm">
          <draw:text-box>
            <text:p text:style-name="P4"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5" draw:layer="layout" svg:width="1.052cm" svg:height="1.826cm" svg:x="13.537cm" svg:y="4.52cm">
          <draw:text-box>
            <text:p text:style-name="P4"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5" draw:layer="layout" svg:width="1.052cm" svg:height="1.826cm" svg:x="15.884cm" svg:y="4.517cm">
          <draw:text-box>
            <text:p text:style-name="P4"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5" draw:layer="layout" svg:width="1.285cm" svg:height="1.826cm" svg:x="18.331cm" svg:y="4.514cm">
          <draw:text-box>
            <text:p text:style-name="P4"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5" draw:layer="layout" svg:width="1.052cm" svg:height="1.826cm" svg:x="5.478cm" svg:y="7.595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5" draw:layer="layout" svg:width="1.052cm" svg:height="1.826cm" svg:x="15.578cm" svg:y="7.548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5" draw:layer="layout" svg:width="1.052cm" svg:height="1.826cm" svg:x="11.478cm" svg:y="7.548cm">
          <draw:text-box>
            <text:p text:style-name="P4"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5" draw:layer="layout" svg:width="1.052cm" svg:height="1.826cm" svg:x="14.378cm" svg:y="11.801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5" draw:layer="layout" svg:width="1.052cm" svg:height="1.826cm" svg:x="10.278cm" svg:y="11.801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5" draw:layer="layout" svg:width="1.285cm" svg:height="1.826cm" svg:x="5.978cm" svg:y="11.854cm">
          <draw:text-box>
            <text:p text:style-name="P4"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5" draw:layer="layout" svg:width="1.052cm" svg:height="1.826cm" svg:x="14.378cm" svg:y="14.85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5" draw:layer="layout" svg:width="1.052cm" svg:height="1.826cm" svg:x="10.278cm" svg:y="14.854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5" draw:layer="layout" svg:width="1.052cm" svg:height="1.826cm" svg:x="6.178cm" svg:y="14.907cm">
          <draw:text-box>
            <text:p text:style-name="P4"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5" draw:layer="layout" svg:width="1.285cm" svg:height="1.826cm" svg:x="12.478cm" svg:y="20.496cm">
          <draw:text-box>
            <text:p text:style-name="P4"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5" draw:layer="layout" svg:width="1.052cm" svg:height="1.826cm" svg:x="8.378cm" svg:y="21.538cm">
          <draw:text-box>
            <text:p text:style-name="P4"><text:span text:style-name="T2">j</text:span></text:p>
          </draw:text-box>
        </draw:frame>
        <draw:frame draw:style-name="gr3" draw:text-style-name="P5" draw:layer="layout" svg:width="1.052cm" svg:height="1.826cm" svg:x="8.379cm" svg:y="19.496cm">
          <draw:text-box>
            <text:p text:style-name="P4"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5" draw:layer="layout" svg:width="1.01cm" svg:height="1.826cm" svg:x="6.378cm" svg:y="2.095cm">
          <draw:text-box>
            <text:p><text:span text:style-name="T3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5" draw:layer="layout" svg:width="1.01cm" svg:height="1.826cm" svg:x="2.286cm" svg:y="2.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5" draw:layer="layout" svg:width="1.01cm" svg:height="1.826cm" svg:x="4.305cm" svg:y="8.73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5" draw:layer="layout" svg:width="1.01cm" svg:height="1.826cm" svg:x="14.354cm" svg:y="8.758cm">
          <draw:text-box>
            <text:p><text:span text:style-name="T3">i</text:span></text:p>
          </draw:text-box>
        </draw:frame>
        <draw:frame draw:style-name="gr10" draw:text-style-name="P7" draw:layer="layout" svg:width="3.042cm" svg:height="1.928cm" svg:x="8.006cm" svg:y="9.133cm">
          <draw:text-box>
            <text:p text:style-name="P6"><text:span text:style-name="T4">= </text:span><text:span text:style-name="T4">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8.001cm" svg:y="9.205cm">
          <draw:text-box>
            <text:p text:style-name="P6"><text:span text:style-name="T4">= </text:span><text:span text:style-name="T4">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5" draw:layer="layout" svg:width="1.01cm" svg:height="1.826cm" svg:x="13.23cm" svg:y="2.1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5" draw:layer="layout" svg:width="1.01cm" svg:height="1.826cm" svg:x="6.381cm" svg:y="5.754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5" draw:layer="layout" svg:width="1.01cm" svg:height="1.826cm" svg:x="13.225cm" svg:y="5.57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5" draw:layer="layout" svg:width="1.01cm" svg:height="1.826cm" svg:x="8.582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5" draw:layer="layout" svg:width="1.01cm" svg:height="1.826cm" svg:x="14.345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5" draw:layer="layout" svg:width="1.01cm" svg:height="1.826cm" svg:x="2.082cm" svg:y="12.607cm">
          <draw:text-box>
            <text:p><text:span text:style-name="T3">i</text:span></text:p>
          </draw:text-box>
        </draw:frame>
        <draw:frame draw:style-name="gr11" draw:text-style-name="P8" draw:layer="layout" svg:width="1.349cm" svg:height="1.928cm" svg:x="5.974cm" svg:y="12.903cm">
          <draw:text-box>
            <text:p><text:span text:style-name="T5">=</text:span></text:p>
          </draw:text-box>
        </draw:frame>
        <draw:frame draw:style-name="gr11" draw:text-style-name="P9" draw:layer="layout" svg:width="1.349cm" svg:height="1.928cm" svg:x="12.175cm" svg:y="12.203cm">
          <draw:text-box>
            <text:p><text:span text:style-name="T5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5" draw:layer="layout" svg:width="1.01cm" svg:height="1.826cm" svg:x="4.583cm" svg:y="17.19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5.582cm" svg:height="1.928cm" svg:x="8.366cm" svg:y="17.467cm">
          <draw:text-box>
            <text:p text:style-name="P10"><text:span text:style-name="T6">= </text:span><text:span text:style-name="T6">1</text:span><text:span text:style-name="T5">/</text:span><text:span text:style-name="T5">√</text:span><text:span text:style-name="T5">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5" draw:layer="layout" svg:width="1.01cm" svg:height="1.826cm" svg:x="2.53cm" svg:y="20.04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534cm" svg:height="1.826cm" svg:x="17.77cm" svg:y="20.978cm">
          <draw:text-box>
            <text:p text:style-name="P10"><text:span text:style-name="T7">= </text:span><text:span text:style-name="T7">1</text:span></text:p>
          </draw:text-box>
        </draw:frame>
        <draw:frame draw:style-name="gr14" draw:text-style-name="P13" draw:layer="layout" svg:width="1.518cm" svg:height="2.855cm" svg:x="0.903cm" svg:y="20.724cm">
          <draw:text-box>
            <text:p><text:span text:style-name="T8">|</text:span></text:p>
          </draw:text-box>
        </draw:frame>
        <draw:frame draw:style-name="gr14" draw:text-style-name="P14" draw:layer="layout" svg:width="1.518cm" svg:height="2.855cm" svg:x="5.903cm" svg:y="20.725cm">
          <draw:text-box>
            <text:p><text:span text:style-name="T9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5" draw:layer="layout" svg:width="1.01cm" svg:height="1.826cm" svg:x="13.184cm" svg:y="20.643cm">
          <draw:text-box>
            <text:p><text:span text:style-name="T10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555cm" svg:height="2.855cm" svg:x="7.993cm" svg:y="20.676cm">
          <draw:text-box>
            <text:p><text:span text:style-name="T11">√</text:span><text:span text:style-name="T8">(</text:span></text:p>
          </draw:text-box>
        </draw:frame>
        <draw:frame draw:style-name="gr11" draw:text-style-name="P8" draw:layer="layout" svg:width="1.349cm" svg:height="1.928cm" svg:x="6.969cm" svg:y="20.999cm">
          <draw:text-box>
            <text:p><text:span text:style-name="T5">=</text:span></text:p>
          </draw:text-box>
        </draw:frame>
        <draw:frame draw:style-name="gr14" draw:text-style-name="P13" draw:layer="layout" svg:width="1.518cm" svg:height="2.855cm" svg:x="16.741cm" svg:y="20.703cm">
          <draw:text-box>
            <text:p text:style-name="P17"><text:span text:style-name="T8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5" draw:layer="layout" svg:width="1.01cm" svg:height="1.826cm" svg:x="2.63cm" svg:y="24.396cm">
          <draw:text-box>
            <text:p><text:span text:style-name="T3">i</text:span></text:p>
          </draw:text-box>
        </draw:frame>
        <draw:custom-shape draw:style-name="gr7" draw:text-style-name="P19" draw:layer="layout" svg:width="2.032cm" svg:height="1.905cm" svg:x="4.124cm" svg:y="24.6cm">
          <text:p text:style-name="P18"><text:span text:style-name="T12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5" draw:layer="layout" svg:width="1.01cm" svg:height="1.826cm" svg:x="9.428cm" svg:y="24.40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042cm" svg:height="1.928cm" svg:x="14.03cm" svg:y="24.736cm">
          <draw:text-box>
            <text:p text:style-name="P20"><text:span text:style-name="T4">* </text:span><text:span text:style-name="T4">i</text:span></text:p>
          </draw:text-box>
        </draw:frame>
        <draw:frame draw:style-name="gr11" draw:text-style-name="P8" draw:layer="layout" svg:width="1.349cm" svg:height="1.928cm" svg:x="6.561cm" svg:y="24.588cm">
          <draw:text-box>
            <text:p><text:span text:style-name="T5">=</text:span></text:p>
          </draw:text-box>
        </draw:frame>
        <draw:frame draw:style-name="gr17" draw:text-style-name="P13" draw:layer="layout" svg:width="1.899cm" svg:height="3.024cm" svg:x="7.777cm" svg:y="24.385cm">
          <draw:text-box>
            <text:p text:style-name="P21"><text:span text:style-name="T8">(</text:span></text:p>
          </draw:text-box>
        </draw:frame>
        <draw:frame draw:style-name="gr18" draw:text-style-name="P13" draw:layer="layout" svg:width="1.518cm" svg:height="2.266cm" svg:x="12.984cm" svg:y="24.374cm">
          <draw:text-box>
            <text:p text:style-name="P21"><text:span text:style-name="T8">)</text:span></text:p>
          </draw:text-box>
        </draw:frame>
        <draw:frame draw:style-name="gr19" draw:text-style-name="P22" draw:layer="layout" svg:width="2.454cm" svg:height="1.928cm" svg:x="12.085cm" svg:y="14.546cm">
          <draw:text-box>
            <text:p text:style-name="P10"><text:span text:style-name="T5">√</text:span><text:span text:style-name="T5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5" draw:layer="layout" svg:width="1.349cm" svg:height="1.928cm" svg:x="5.778cm" svg:y="1.595cm">
          <draw:text-box>
            <text:p text:style-name="P4"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5" draw:layer="layout" svg:width="1.349cm" svg:height="1.928cm" svg:x="2.186cm" svg:y="1.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5" draw:layer="layout" svg:width="2.195cm" svg:height="1.928cm" svg:x="2.129cm" svg:y="7.284cm">
          <draw:text-box>
            <text:p text:style-name="P4"><text:span text:style-name="T2">i’</text:span></text:p>
          </draw:text-box>
        </draw:frame>
        <draw:frame draw:style-name="gr11" draw:text-style-name="P9" draw:layer="layout" svg:width="1.349cm" svg:height="1.928cm" svg:x="3.907cm" svg:y="1.924cm">
          <draw:text-box>
            <text:p><text:span text:style-name="T5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5" draw:layer="layout" svg:width="2.195cm" svg:height="1.928cm" svg:x="13cm" svg:y="1.639cm">
          <draw:text-box>
            <text:p text:style-name="P4"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5" draw:layer="layout" svg:width="1.349cm" svg:height="1.928cm" svg:x="9.408cm" svg:y="1.644cm">
          <draw:text-box>
            <text:p text:style-name="P4"><text:span text:style-name="T2">i</text:span></text:p>
          </draw:text-box>
        </draw:frame>
        <draw:frame draw:style-name="gr11" draw:text-style-name="P9" draw:layer="layout" svg:width="1.349cm" svg:height="1.928cm" svg:x="11.229cm" svg:y="1.968cm">
          <draw:text-box>
            <text:p><text:span text:style-name="T5">≠</text:span></text:p>
          </draw:text-box>
        </draw:frame>
        <draw:frame draw:style-name="gr17" draw:text-style-name="P23" draw:layer="layout" svg:width="1.899cm" svg:height="3.024cm" svg:x="5.867cm" svg:y="3.86cm">
          <draw:text-box>
            <text:p><text:span text:style-name="T13">(</text:span></text:p>
          </draw:text-box>
        </draw:frame>
        <draw:frame draw:style-name="gr21" draw:text-style-name="P8" draw:layer="layout" svg:width="4.735cm" svg:height="1.928cm" svg:x="2.016cm" svg:y="4.508cm">
          <draw:text-box>
            <text:p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5" draw:layer="layout" svg:width="1.349cm" svg:height="1.928cm" svg:x="7.785cm" svg:y="4.867cm">
          <draw:text-box>
            <text:p text:style-name="P4"><text:span text:style-name="T2">i</text:span></text:p>
          </draw:text-box>
        </draw:frame>
        <draw:frame draw:style-name="gr17" draw:text-style-name="P23" draw:layer="layout" svg:width="1.899cm" svg:height="3.024cm" svg:x="9.001cm" svg:y="3.833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0.268cm" svg:y="4.528cm">
          <draw:text-box>
            <text:p><text:span text:style-name="T5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5" draw:layer="layout" svg:width="2.195cm" svg:height="1.928cm" svg:x="11.957cm" svg:y="4.867cm">
          <draw:text-box>
            <text:p text:style-name="P4"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5" draw:layer="layout" svg:width="1.349cm" svg:height="1.928cm" svg:x="6.32cm" svg:y="7.30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5" draw:layer="layout" svg:width="2.195cm" svg:height="1.928cm" svg:x="1.697cm" svg:y="10.319cm">
          <draw:text-box>
            <text:p text:style-name="P4"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5" draw:layer="layout" svg:width="1.349cm" svg:height="1.928cm" svg:x="5.988cm" svg:y="10.34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0.057cm" svg:y="10.48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5" draw:layer="layout" svg:width="2.195cm" svg:height="1.928cm" svg:x="11.898cm" svg:y="10.272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5" draw:layer="layout" svg:width="2.195cm" svg:height="1.928cm" svg:x="9.798cm" svg:y="7.315cm">
          <draw:text-box>
            <text:p text:style-name="P4"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5" draw:layer="layout" svg:width="1.349cm" svg:height="1.928cm" svg:x="13.989cm" svg:y="7.3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5" draw:layer="layout" svg:width="1.349cm" svg:height="1.928cm" svg:x="13.214cm" svg:y="13.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5" draw:layer="layout" svg:width="2.195cm" svg:height="1.928cm" svg:x="4.162cm" svg:y="20.721cm">
          <draw:text-box>
            <text:p text:style-name="P4"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5" draw:layer="layout" svg:width="1.349cm" svg:height="1.928cm" svg:x="8.353cm" svg:y="20.74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22cm" svg:y="20.883cm">
          <draw:text-box>
            <text:p><text:span text:style-name="T5">= </text:span><text:span text:style-name="T5">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5" draw:layer="layout" svg:width="1.349cm" svg:height="1.928cm" svg:x="6.214cm" svg:y="13.77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5" draw:layer="layout" svg:width="2.195cm" svg:height="1.928cm" svg:x="1.963cm" svg:y="13.774cm">
          <draw:text-box>
            <text:p text:style-name="P4"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5" draw:layer="layout" svg:width="1.349cm" svg:height="1.928cm" svg:x="8.915cm" svg:y="17.05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5" draw:layer="layout" svg:width="2.195cm" svg:height="1.928cm" svg:x="1.964cm" svg:y="17.127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5" draw:layer="layout" svg:width="2.195cm" svg:height="1.928cm" svg:x="4.21cm" svg:y="24.174cm">
          <draw:text-box>
            <text:p text:style-name="P4"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5" draw:layer="layout" svg:width="1.349cm" svg:height="1.928cm" svg:x="8.401cm" svg:y="24.19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7cm" svg:y="24.336cm">
          <draw:text-box>
            <text:p><text:span text:style-name="T5">= </text:span><text:span text:style-name="T5">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5" draw:layer="layout" svg:width="2.195cm" svg:height="1.928cm" svg:x="6.762cm" svg:y="2.258cm">
          <draw:text-box>
            <text:p text:style-name="P4"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5" draw:layer="layout" svg:width="1.349cm" svg:height="1.928cm" svg:x="10.953cm" svg:y="2.283cm">
          <draw:text-box>
            <text:p text:style-name="P4"><text:span text:style-name="T2">i</text:span></text:p>
          </draw:text-box>
        </draw:frame>
        <draw:frame draw:style-name="gr22" draw:text-style-name="P24" draw:layer="layout" svg:width="4.799cm" svg:height="1.928cm" svg:x="1.281cm" svg:y="2.397cm">
          <draw:text-box>
            <text:p><text:span text:style-name="T5">a</text:span><text:span text:style-name="T5">p</text:span><text:span text:style-name="T5">p</text:span><text:span text:style-name="T5">l</text:span><text:span text:style-name="T5">y</text:span></text:p>
          </draw:text-box>
        </draw:frame>
        <draw:frame draw:style-name="gr17" draw:text-style-name="P23" draw:layer="layout" svg:width="1.899cm" svg:height="3.024cm" svg:x="5.168cm" svg:y="1.761cm">
          <draw:text-box>
            <text:p><text:span text:style-name="T13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5" draw:layer="layout" svg:width="1.349cm" svg:height="1.928cm" svg:x="13.8cm" svg:y="2.26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9" draw:layer="layout" svg:width="1.349cm" svg:height="1.928cm" svg:x="1.769cm" svg:y="5.704cm">
          <draw:text-box>
            <text:p><text:span text:style-name="T5">=</text:span></text:p>
          </draw:text-box>
        </draw:frame>
        <draw:frame draw:style-name="gr17" draw:text-style-name="P23" draw:layer="layout" svg:width="1.899cm" svg:height="3.024cm" svg:x="17.469cm" svg:y="1.762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2.47cm" svg:y="2.804cm">
          <draw:text-box>
            <text:p><text:span text:style-name="T5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5" draw:layer="layout" svg:width="1.349cm" svg:height="1.928cm" svg:x="3.754cm" svg:y="8.46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.822cm" svg:y="8.73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5" draw:layer="layout" svg:width="2.195cm" svg:height="1.928cm" svg:x="10.062cm" svg:y="5.358cm">
          <draw:text-box>
            <text:p text:style-name="P25"><text:span text:style-name="T10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5" draw:layer="layout" svg:width="1.349cm" svg:height="1.928cm" svg:x="14.053cm" svg:y="5.38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24" draw:layer="layout" svg:width="6.458cm" svg:height="1.928cm" svg:x="2.924cm" svg:y="5.598cm">
          <draw:text-box>
            <text:p><text:span text:style-name="T5">n</text:span><text:span text:style-name="T5">o</text:span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frame draw:style-name="gr17" draw:text-style-name="P23" draw:layer="layout" svg:width="1.899cm" svg:height="3.024cm" svg:x="8.368cm" svg:y="4.962cm">
          <draw:text-box>
            <text:p text:style-name="P26"><text:span text:style-name="T13">(</text:span></text:p>
          </draw:text-box>
        </draw:frame>
        <draw:frame draw:style-name="gr17" draw:text-style-name="P23" draw:layer="layout" svg:width="1.899cm" svg:height="3.024cm" svg:x="17.87cm" svg:y="4.963cm">
          <draw:text-box>
            <text:p><text:span text:style-name="T13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4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5" draw:layer="layout" svg:width="1.518cm" svg:height="1.826cm" svg:x="2.151cm" svg:y="1.581cm">
          <draw:text-box>
            <text:p text:style-name="P27"><text:span text:style-name="T15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24" draw:text-style-name="P5" draw:layer="layout" svg:width="1.01cm" svg:height="1.826cm" svg:x="6.342cm" svg:y="1.606cm">
          <draw:text-box>
            <text:p text:style-name="P27"><text:span text:style-name="T15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5" draw:text-style-name="P5" draw:layer="layout" svg:width="1.518cm" svg:height="1.826cm" svg:x="1.471cm" svg:y="9.914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8.112cm" svg:y="1.949cm">
          <draw:text-box>
            <text:p text:style-name="P28"><text:span text:style-name="T16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5" draw:layer="layout" svg:width="1.518cm" svg:height="1.826cm" svg:x="11.06cm" svg:y="1.581cm">
          <draw:text-box>
            <text:p text:style-name="P27"><text:span text:style-name="T15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534cm" svg:height="1.826cm" svg:x="17.662cm" svg:y="1.812cm">
          <draw:text-box>
            <text:p text:style-name="P29"><text:span text:style-name="T17">* </text:span><text:span text:style-name="T17">i</text:span></text:p>
          </draw:text-box>
        </draw:frame>
        <draw:frame draw:style-name="gr28" draw:text-style-name="P23" draw:layer="layout" svg:width="1.899cm" svg:height="3.024cm" svg:x="9.509cm" svg:y="1.161cm">
          <draw:text-box>
            <text:p text:style-name="P28"><text:span text:style-name="T18">(</text:span></text:p>
          </draw:text-box>
        </draw:frame>
        <draw:frame draw:style-name="gr28" draw:text-style-name="P23" draw:layer="layout" svg:width="1.899cm" svg:height="3.024cm" svg:x="16.116cm" svg:y="1.05cm">
          <draw:text-box>
            <text:p text:style-name="P28"><text:span text:style-name="T18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24" draw:text-style-name="P5" draw:layer="layout" svg:width="1.01cm" svg:height="1.826cm" svg:x="15.342cm" svg:y="1.579cm">
          <draw:text-box>
            <text:p text:style-name="P27"><text:span text:style-name="T15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5" draw:text-style-name="P5" draw:layer="layout" svg:width="1.518cm" svg:height="1.826cm" svg:x="2.488cm" svg:y="4.7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5" draw:text-style-name="P5" draw:layer="layout" svg:width="1.518cm" svg:height="1.826cm" svg:x="2.488cm" svg:y="6.539cm">
          <draw:text-box>
            <text:p text:style-name="P27"><text:span text:style-name="T15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5" draw:text-style-name="P5" draw:layer="layout" svg:width="1.518cm" svg:height="1.826cm" svg:x="5.888cm" svg:y="4.782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7.804cm" svg:y="4.919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5" draw:text-style-name="P5" draw:layer="layout" svg:width="1.518cm" svg:height="1.826cm" svg:x="5.888cm" svg:y="6.524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5" draw:text-style-name="P5" draw:layer="layout" svg:width="1.518cm" svg:height="1.826cm" svg:x="6.476cm" svg:y="9.926cm">
          <draw:text-box>
            <text:p text:style-name="P27"><text:span text:style-name="T19">i</text:span><text:span text:style-name="T3">₁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5" draw:text-style-name="P5" draw:layer="layout" svg:width="1.518cm" svg:height="1.826cm" svg:x="1.471cm" svg:y="13.167cm">
          <draw:text-box>
            <text:p text:style-name="P30"><text:span text:style-name="T19">i</text:span><text:span text:style-name="T3">₂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5" draw:text-style-name="P5" draw:layer="layout" svg:width="1.518cm" svg:height="1.826cm" svg:x="6.483cm" svg:y="13.179cm">
          <draw:text-box>
            <text:p text:style-name="P27"><text:span text:style-name="T15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5" draw:text-style-name="P5" draw:layer="layout" svg:width="1.518cm" svg:height="1.826cm" svg:x="1.488cm" svg:y="16.43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404cm" svg:y="16.573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5" draw:text-style-name="P5" draw:layer="layout" svg:width="1.518cm" svg:height="1.826cm" svg:x="1.488cm" svg:y="18.178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5" draw:text-style-name="P5" draw:layer="layout" svg:width="1.518cm" svg:height="1.826cm" svg:x="6.872cm" svg:y="16.23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5" draw:text-style-name="P5" draw:layer="layout" svg:width="1.518cm" svg:height="1.826cm" svg:x="6.877cm" svg:y="18.401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73cm" svg:y="17.542cm">
          <draw:text-box>
            <text:p text:style-name="P28"><text:span text:style-name="T16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5" draw:text-style-name="P5" draw:layer="layout" svg:width="1.518cm" svg:height="1.826cm" svg:x="1.588cm" svg:y="22.09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504cm" svg:y="22.227cm">
          <text:p text:style-name="P1"><text:span text:style-name="T14">Z-</text:span></text:p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5" draw:text-style-name="P5" draw:layer="layout" svg:width="1.518cm" svg:height="1.826cm" svg:x="1.588cm" svg:y="23.83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5" draw:text-style-name="P5" draw:layer="layout" svg:width="1.518cm" svg:height="1.826cm" svg:x="6.972cm" svg:y="21.89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5" draw:text-style-name="P5" draw:layer="layout" svg:width="1.518cm" svg:height="1.826cm" svg:x="6.977cm" svg:y="24.05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573cm" svg:y="23.196cm">
          <draw:text-box>
            <text:p text:style-name="P28"><text:span text:style-name="T16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5" draw:text-style-name="P5" draw:layer="layout" svg:width="1.518cm" svg:height="1.826cm" svg:x="1.643cm" svg:y="1.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359cm" svg:y="1.737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5" draw:text-style-name="P5" draw:layer="layout" svg:width="1.518cm" svg:height="1.826cm" svg:x="1.643cm" svg:y="3.34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5" draw:text-style-name="P5" draw:layer="layout" svg:width="1.518cm" svg:height="1.826cm" svg:x="3.113cm" svg:y="11.087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5" draw:text-style-name="P5" draw:layer="layout" svg:width="1.518cm" svg:height="1.826cm" svg:x="7.932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28cm" svg:y="2.706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5" draw:text-style-name="P5" draw:layer="layout" svg:width="1.518cm" svg:height="1.826cm" svg:x="13.519cm" svg:y="1.4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5" draw:text-style-name="P5" draw:layer="layout" svg:width="1.518cm" svg:height="1.826cm" svg:x="13.524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1.929cm" svg:y="2.706cm">
          <draw:text-box>
            <text:p text:style-name="P28"><text:span text:style-name="T16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5" draw:text-style-name="P15" draw:layer="layout" svg:width="1.518cm" svg:height="1.826cm" svg:x="4.891cm" svg:y="7.954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5" draw:text-style-name="P5" draw:layer="layout" svg:width="1.518cm" svg:height="1.826cm" svg:x="11.191cm" svg:y="7.927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28cm" svg:y="8.206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1cm" svg:y="7.624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23cm" svg:y="8.08cm">
          <text:p text:style-name="P1"><text:span text:style-name="T14">Z+Z-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1cm" svg:y="7.615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32" draw:text-style-name="P5" draw:layer="layout" svg:width="1.361cm" svg:height="1.826cm" svg:x="7.414cm" svg:y="11.071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5" draw:layer="layout" svg:width="1.285cm" svg:height="1.826cm" svg:x="11.515cm" svg:y="11.086cm">
          <draw:text-box>
            <text:p text:style-name="P27"><text:span text:style-name="T15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5" draw:text-style-name="P5" draw:layer="layout" svg:width="1.518cm" svg:height="1.826cm" svg:x="15.513cm" svg:y="11.067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474cm" svg:y="11.339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5" draw:text-style-name="P5" draw:layer="layout" svg:width="1.518cm" svg:height="1.826cm" svg:x="3.167cm" svg:y="20.94cm">
          <draw:text-box>
            <text:p text:style-name="P27"><text:span text:style-name="T15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5" draw:text-style-name="P15" draw:layer="layout" svg:width="1.518cm" svg:height="1.826cm" svg:x="4.945cm" svg:y="17.707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5" draw:text-style-name="P5" draw:layer="layout" svg:width="1.518cm" svg:height="1.826cm" svg:x="11.245cm" svg:y="17.68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82cm" svg:y="17.959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64cm" svg:y="17.277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77cm" svg:y="17.833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64cm" svg:y="17.168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32" draw:text-style-name="P5" draw:layer="layout" svg:width="1.361cm" svg:height="1.826cm" svg:x="7.468cm" svg:y="20.924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5" draw:layer="layout" svg:width="1.285cm" svg:height="1.826cm" svg:x="11.569cm" svg:y="20.939cm">
          <draw:text-box>
            <text:p text:style-name="P27"><text:span text:style-name="T15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5" draw:text-style-name="P5" draw:layer="layout" svg:width="1.518cm" svg:height="1.826cm" svg:x="15.567cm" svg:y="20.92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528cm" svg:y="21.092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32" draw:text-style-name="P5" draw:layer="layout" svg:width="1.361cm" svg:height="1.826cm" svg:x="2.221cm" svg:y="24.233cm">
          <draw:text-box>
            <text:p text:style-name="P27"><text:span text:style-name="T15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5" draw:layer="layout" svg:width="1.285cm" svg:height="1.826cm" svg:x="6.322cm" svg:y="24.2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8.059cm" svg:y="24.395cm">
          <draw:text-box>
            <text:p text:style-name="P28"><text:span text:style-name="T16">=</text:span></text:p>
          </draw:text-box>
        </draw:frame>
        <draw:frame draw:style-name="gr33" draw:text-style-name="P34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6" draw:layer="layout" svg:width="2.026cm" svg:height="3.274cm" svg:x="15.51cm" svg:y="23.708cm">
          <draw:text-box>
            <text:p text:style-name="P35"><text:span text:style-name="T22">]</text:span></text:p>
          </draw:text-box>
        </draw:frame>
        <draw:frame draw:style-name="gr35" draw:text-style-name="P36" draw:layer="layout" svg:width="2.026cm" svg:height="4.036cm" svg:x="9.11cm" svg:y="23.708cm">
          <draw:text-box>
            <text:p text:style-name="P35"><text:span text:style-name="T22">[</text:span></text:p>
          </draw:text-box>
        </draw:frame>
        <draw:frame draw:style-name="gr36" draw:text-style-name="P12" draw:layer="layout" svg:width="6.598cm" svg:height="3.401cm" svg:x="10.176cm" svg:y="23.803cm">
          <draw:text-box>
            <text:p text:style-name="P29"><text:span text:style-name="T17">1</text:span><text:span text:style-name="T17">/</text:span><text:span text:style-name="T17">√</text:span><text:span text:style-name="T17">2</text:span></text:p>
            <text:p text:style-name="P29"><text:span text:style-name="T23"><text:s text:c="2"/></text:span><text:span text:style-name="T23"><text:s text:c="2"/></text:span><text:span text:style-name="T23"><text:s/></text:span><text:span text:style-name="T17">1</text:span><text:span text:style-name="T17">/</text:span><text:span text:style-name="T17">√</text:span><text:span text:style-name="T17">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32" draw:text-style-name="P5" draw:layer="layout" svg:width="1.361cm" svg:height="1.826cm" svg:x="2.069cm" svg:y="14.133cm">
          <draw:text-box>
            <text:p text:style-name="P27"><text:span text:style-name="T15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5" draw:layer="layout" svg:width="1.285cm" svg:height="1.826cm" svg:x="6.17cm" svg:y="14.1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7.907cm" svg:y="14.395cm">
          <draw:text-box>
            <text:p text:style-name="P28"><text:span text:style-name="T16">=</text:span></text:p>
          </draw:text-box>
        </draw:frame>
        <draw:frame draw:style-name="gr37" draw:text-style-name="P37" draw:layer="layout" svg:width="2.026cm" svg:height="3.274cm" svg:x="11.458cm" svg:y="13.808cm">
          <draw:text-box>
            <text:p text:style-name="P35"><text:span text:style-name="T24">]</text:span></text:p>
          </draw:text-box>
        </draw:frame>
        <draw:frame draw:style-name="gr38" draw:text-style-name="P36" draw:layer="layout" svg:width="2.026cm" svg:height="3.274cm" svg:x="8.958cm" svg:y="13.808cm">
          <draw:text-box>
            <text:p text:style-name="P35"><text:span text:style-name="T22">[</text:span></text:p>
          </draw:text-box>
        </draw:frame>
        <draw:frame draw:style-name="gr39" draw:text-style-name="P12" draw:layer="layout" svg:width="2.534cm" svg:height="2.943cm" svg:x="10.017cm" svg:y="13.943cm">
          <draw:text-box>
            <text:p text:style-name="P29"><text:span text:style-name="T17">1</text:span></text:p>
            <text:p text:style-name="P29"><text:span text:style-name="T23"><text:s text:c="2"/></text:span><text:span text:style-name="T23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5" draw:text-style-name="P5" draw:layer="layout" svg:width="1.518cm" svg:height="1.826cm" svg:x="7.92cm" svg:y="1.391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7.908cm" svg:y="14.395cm">
          <draw:text-box>
            <text:p text:style-name="P28"><text:span text:style-name="T16">=</text:span></text:p>
          </draw:text-box>
        </draw:frame>
        <draw:frame draw:style-name="gr40" draw:text-style-name="P22" draw:layer="layout" svg:width="2.454cm" svg:height="1.928cm" svg:x="11.614cm" svg:y="6.11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9" draw:text-style-name="P2" draw:layer="layout" svg:width="2.032cm" svg:height="4.01cm" svg:x="3.8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14cm" svg:y1="3.159cm" svg:x2="5.982cm" svg:y2="3.159cm">
          <text:p/>
        </draw:line>
        <draw:frame draw:style-name="gr25" draw:text-style-name="P5" draw:layer="layout" svg:width="1.518cm" svg:height="1.826cm" svg:x="6.398cm" svg:y="1.956cm">
          <draw:text-box>
            <text:p text:style-name="P27"><text:span text:style-name="T15">i₁</text:span></text:p>
          </draw:text-box>
        </draw:frame>
        <draw:line draw:style-name="gr2" draw:text-style-name="P3" draw:layer="layout" svg:x1="8.019cm" svg:y1="5.324cm" svg:x2="5.987cm" svg:y2="5.324cm">
          <text:p/>
        </draw:line>
        <draw:frame draw:style-name="gr25" draw:text-style-name="P5" draw:layer="layout" svg:width="1.518cm" svg:height="1.826cm" svg:x="6.403cm" svg:y="4.12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15cm" svg:y1="3.154cm" svg:x2="1.783cm" svg:y2="3.154cm">
          <text:p/>
        </draw:line>
        <draw:frame draw:style-name="gr41" draw:text-style-name="P5" draw:layer="layout" svg:width="2.026cm" svg:height="1.826cm" svg:x="2.099cm" svg:y="1.951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82cm" svg:y1="5.319cm" svg:x2="1.788cm" svg:y2="5.319cm">
          <text:p/>
        </draw:line>
        <draw:frame draw:style-name="gr41" draw:text-style-name="P5" draw:layer="layout" svg:width="2.026cm" svg:height="1.826cm" svg:x="2.104cm" svg:y="4.116cm">
          <draw:text-box>
            <text:p text:style-name="P27"><text:span text:style-name="T15">i₂</text:span><text:span text:style-name="T15">’</text:span></text:p>
          </draw:text-box>
        </draw:frame>
        <draw:custom-shape draw:style-name="gr7" draw:text-style-name="P2" draw:layer="layout" svg:width="2.032cm" svg:height="1.905cm" svg:x="13.694cm" svg:y="2.136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3.699cm" svg:y="4.301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8.249cm" svg:y="3.038cm">
          <draw:text-box>
            <text:p text:style-name="P28"><text:span text:style-name="T16">= </text:span><text:span text:style-name="T16">-</text:span></text:p>
          </draw:text-box>
        </draw:frame>
        <draw:line draw:style-name="gr2" draw:text-style-name="P3" draw:layer="layout" svg:x1="13.606cm" svg:y1="3.155cm" svg:x2="11.574cm" svg:y2="3.155cm">
          <text:p/>
        </draw:line>
        <draw:frame draw:style-name="gr41" draw:text-style-name="P5" draw:layer="layout" svg:width="2.026cm" svg:height="1.826cm" svg:x="11.89cm" svg:y="1.952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3.611cm" svg:y1="5.32cm" svg:x2="11.579cm" svg:y2="5.32cm">
          <text:p/>
        </draw:line>
        <draw:frame draw:style-name="gr41" draw:text-style-name="P5" draw:layer="layout" svg:width="2.026cm" svg:height="1.826cm" svg:x="11.895cm" svg:y="4.11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7.715cm" svg:y1="3.16cm" svg:x2="15.683cm" svg:y2="3.16cm">
          <text:p/>
        </draw:line>
        <draw:frame draw:style-name="gr25" draw:text-style-name="P5" draw:layer="layout" svg:width="1.518cm" svg:height="1.826cm" svg:x="16.099cm" svg:y="1.957cm">
          <draw:text-box>
            <text:p text:style-name="P27"><text:span text:style-name="T15">i₁</text:span></text:p>
          </draw:text-box>
        </draw:frame>
        <draw:line draw:style-name="gr2" draw:text-style-name="P3" draw:layer="layout" svg:x1="17.72cm" svg:y1="5.325cm" svg:x2="15.688cm" svg:y2="5.325cm">
          <text:p/>
        </draw:line>
        <draw:frame draw:style-name="gr25" draw:text-style-name="P5" draw:layer="layout" svg:width="1.518cm" svg:height="1.826cm" svg:x="16.104cm" svg:y="4.12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7.548cm" svg:y="7.08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553cm" svg:y="9.25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1.603cm" svg:y="7.991cm">
          <draw:text-box>
            <text:p text:style-name="P28"><text:span text:style-name="T16">+ </text:span><text:span text:style-name="T16">h</text:span></text:p>
          </draw:text-box>
        </draw:frame>
        <draw:line draw:style-name="gr2" draw:text-style-name="P3" draw:layer="layout" svg:x1="7.46cm" svg:y1="8.108cm" svg:x2="5.428cm" svg:y2="8.108cm">
          <text:p/>
        </draw:line>
        <draw:frame draw:style-name="gr41" draw:text-style-name="P5" draw:layer="layout" svg:width="2.026cm" svg:height="1.826cm" svg:x="5.744cm" svg:y="6.90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7.465cm" svg:y1="10.273cm" svg:x2="5.433cm" svg:y2="10.273cm">
          <text:p/>
        </draw:line>
        <draw:frame draw:style-name="gr41" draw:text-style-name="P5" draw:layer="layout" svg:width="2.026cm" svg:height="1.826cm" svg:x="5.749cm" svg:y="9.0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1.569cm" svg:y1="8.113cm" svg:x2="9.537cm" svg:y2="8.113cm">
          <text:p/>
        </draw:line>
        <draw:frame draw:style-name="gr25" draw:text-style-name="P5" draw:layer="layout" svg:width="1.518cm" svg:height="1.826cm" svg:x="9.953cm" svg:y="6.91cm">
          <draw:text-box>
            <text:p text:style-name="P27"><text:span text:style-name="T15">i₁</text:span></text:p>
          </draw:text-box>
        </draw:frame>
        <draw:line draw:style-name="gr2" draw:text-style-name="P3" draw:layer="layout" svg:x1="11.574cm" svg:y1="10.278cm" svg:x2="9.542cm" svg:y2="10.278cm">
          <text:p/>
        </draw:line>
        <draw:frame draw:style-name="gr25" draw:text-style-name="P5" draw:layer="layout" svg:width="1.518cm" svg:height="1.826cm" svg:x="9.958cm" svg:y="9.075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15.545cm" svg:y="7.10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55cm" svg:y="9.26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1.349cm" svg:height="1.928cm" svg:x="11.8cm" svg:y="8.006cm">
          <draw:text-box>
            <text:p text:style-name="P28"><text:span text:style-name="T16">+</text:span></text:p>
          </draw:text-box>
        </draw:frame>
        <draw:line draw:style-name="gr2" draw:text-style-name="P3" draw:layer="layout" svg:x1="15.457cm" svg:y1="8.123cm" svg:x2="13.425cm" svg:y2="8.123cm">
          <text:p/>
        </draw:line>
        <draw:frame draw:style-name="gr41" draw:text-style-name="P5" draw:layer="layout" svg:width="2.026cm" svg:height="1.826cm" svg:x="13.741cm" svg:y="6.92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5.462cm" svg:y1="10.288cm" svg:x2="13.43cm" svg:y2="10.288cm">
          <text:p/>
        </draw:line>
        <draw:frame draw:style-name="gr41" draw:text-style-name="P5" draw:layer="layout" svg:width="2.026cm" svg:height="1.826cm" svg:x="13.746cm" svg:y="9.085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9.566cm" svg:y1="8.128cm" svg:x2="17.534cm" svg:y2="8.128cm">
          <text:p/>
        </draw:line>
        <draw:frame draw:style-name="gr25" draw:text-style-name="P5" draw:layer="layout" svg:width="1.518cm" svg:height="1.826cm" svg:x="17.95cm" svg:y="6.925cm">
          <draw:text-box>
            <text:p text:style-name="P27"><text:span text:style-name="T15">i₁</text:span></text:p>
          </draw:text-box>
        </draw:frame>
        <draw:line draw:style-name="gr2" draw:text-style-name="P3" draw:layer="layout" svg:x1="19.571cm" svg:y1="10.293cm" svg:x2="17.539cm" svg:y2="10.293cm">
          <text:p/>
        </draw:line>
        <draw:frame draw:style-name="gr25" draw:text-style-name="P5" draw:layer="layout" svg:width="1.518cm" svg:height="1.826cm" svg:x="17.955cm" svg:y="9.09cm">
          <draw:text-box>
            <text:p text:style-name="P27"><text:span text:style-name="T15">i₂</text:span></text:p>
          </draw:text-box>
        </draw:frame>
        <draw:frame draw:style-name="gr28" draw:text-style-name="P40" draw:layer="layout" svg:width="2.534cm" svg:height="4.281cm" svg:x="3.811cm" svg:y="6.824cm">
          <draw:text-box>
            <text:p text:style-name="P39"><text:span text:style-name="T25">(</text:span></text:p>
          </draw:text-box>
        </draw:frame>
        <draw:frame draw:style-name="gr28" draw:text-style-name="P40" draw:layer="layout" svg:width="2.534cm" svg:height="4.281cm" svg:x="18.511cm" svg:y="6.825cm">
          <draw:text-box>
            <text:p text:style-name="P39"><text:span text:style-name="T25">)</text:span></text:p>
          </draw:text-box>
        </draw:frame>
      </draw:page>
      <draw:page draw:name="page8" draw:style-name="dp1" draw:master-page-name="Default">
        <draw:custom-shape draw:style-name="gr29" draw:text-style-name="P2" draw:layer="layout" svg:width="2.032cm" svg:height="4.01cm" svg:x="6.1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3.889cm" svg:height="1.928cm" svg:x="12.648cm" svg:y="3.338cm">
          <draw:text-box>
            <text:p text:style-name="P28"><text:span text:style-name="T16">= </text:span><text:span text:style-name="T16">-</text:span><text:span text:style-name="T16">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41" draw:text-style-name="P5" draw:layer="layout" svg:width="2.026cm" svg:height="1.826cm" svg:x="1.921cm" svg:y="7.754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3.737cm" svg:y="7.891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41" draw:text-style-name="P5" draw:layer="layout" svg:width="2.026cm" svg:height="1.826cm" svg:x="1.921cm" svg:y="9.496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5" draw:text-style-name="P5" draw:layer="layout" svg:width="1.518cm" svg:height="1.826cm" svg:x="6.131cm" svg:y="7.696cm">
          <draw:text-box>
            <text:p text:style-name="P27"><text:span text:style-name="T15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5" draw:text-style-name="P5" draw:layer="layout" svg:width="1.518cm" svg:height="1.826cm" svg:x="6.131cm" svg:y="9.438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7.737cm" svg:y="7.907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32" draw:text-style-name="P5" draw:layer="layout" svg:width="1.361cm" svg:height="1.826cm" svg:x="10.131cm" svg:y="8.654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1.563cm" svg:y="13.816cm">
          <draw:text-box>
            <text:p text:style-name="P28"><text:span text:style-name="T16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41" draw:text-style-name="P5" draw:layer="layout" svg:width="2.026cm" svg:height="1.826cm" svg:x="3.321cm" svg:y="12.639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5.137cm" svg:y="12.776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41" draw:text-style-name="P5" draw:layer="layout" svg:width="2.026cm" svg:height="1.826cm" svg:x="3.321cm" svg:y="14.381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44" draw:text-style-name="P5" draw:layer="layout" svg:width="1.755cm" svg:height="1.826cm" svg:x="7.531cm" svg:y="13.565cm">
          <draw:text-box>
            <text:p text:style-name="P27"><text:span text:style-name="T15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32" draw:text-style-name="P5" draw:layer="layout" svg:width="1.361cm" svg:height="1.826cm" svg:x="11.631cm" svg:y="13.576cm">
          <draw:text-box>
            <text:p text:style-name="P27"><text:span text:style-name="T15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44" draw:text-style-name="P5" draw:layer="layout" svg:width="1.755cm" svg:height="1.826cm" svg:x="1.731cm" svg:y="19.165cm">
          <draw:text-box>
            <text:p text:style-name="P27"><text:span text:style-name="T15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32" draw:text-style-name="P5" draw:layer="layout" svg:width="1.361cm" svg:height="1.826cm" svg:x="5.831cm" svg:y="19.176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7.66cm" svg:y="19.495cm">
          <draw:text-box>
            <text:p text:style-name="P28"><text:span text:style-name="T16">=</text:span></text:p>
          </draw:text-box>
        </draw:frame>
        <draw:frame draw:style-name="gr45" draw:text-style-name="P42" draw:layer="layout" svg:width="3.55cm" svg:height="7.816cm" svg:x="15.011cm" svg:y="17.008cm">
          <draw:text-box>
            <text:p text:style-name="P41"><text:span text:style-name="T26">]</text:span></text:p>
          </draw:text-box>
        </draw:frame>
        <draw:frame draw:style-name="gr45" draw:text-style-name="P43" draw:layer="layout" svg:width="3.55cm" svg:height="7.816cm" svg:x="8.111cm" svg:y="16.908cm">
          <draw:text-box>
            <text:p text:style-name="P41"><text:span text:style-name="T27">[</text:span></text:p>
          </draw:text-box>
        </draw:frame>
        <draw:frame draw:style-name="gr46" draw:text-style-name="P12" draw:layer="layout" svg:width="6.598cm" svg:height="6.551cm" svg:x="9.877cm" svg:y="17.303cm">
          <draw:text-box>
            <text:p text:style-name="P29"><text:span text:style-name="T17">-</text:span><text:span text:style-name="T17">√</text:span><text:span text:style-name="T17">2</text:span></text:p>
            <text:p text:style-name="P29"><text:span text:style-name="T23"><text:s text:c="2"/></text:span><text:span text:style-name="T23"><text:s/></text:span><text:span text:style-name="T23">-</text:span><text:span text:style-name="T23">1</text:span></text:p>
            <text:p text:style-name="P29"><text:span text:style-name="T23"><text:s text:c="2"/></text:span><text:span text:style-name="T23"><text:s text:c="2"/></text:span><text:span text:style-name="T23"><text:s text:c="2"/></text:span><text:span text:style-name="T23">1</text:span></text:p>
            <text:p text:style-name="P29"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√</text:span><text:span text:style-name="T23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5" draw:text-style-name="P5" draw:layer="layout" svg:width="1.518cm" svg:height="1.826cm" svg:x="8.698cm" svg:y="1.95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5" draw:text-style-name="P5" draw:layer="layout" svg:width="1.518cm" svg:height="1.826cm" svg:x="8.703cm" svg:y="4.121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41" draw:text-style-name="P5" draw:layer="layout" svg:width="2.026cm" svg:height="1.826cm" svg:x="4.399cm" svg:y="1.951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41" draw:text-style-name="P5" draw:layer="layout" svg:width="2.026cm" svg:height="1.826cm" svg:x="4.404cm" svg:y="4.116cm">
          <draw:text-box>
            <text:p text:style-name="P27"><text:span text:style-name="T15">i₂</text:span><text:span text:style-name="T15">’</text:span></text:p>
          </draw:text-box>
        </draw:frame>
      </draw:page>
      <draw:page draw:name="page9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41" draw:text-style-name="P5" draw:layer="layout" svg:width="2.026cm" svg:height="1.826cm" svg:x="2.032cm" svg:y="1.462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5" draw:layer="layout" svg:width="2.032cm" svg:height="4.01cm" svg:x="3.848cm" svg:y="1.599cm">
          <text:p text:style-name="P44"><text:span text:style-name="T28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41" draw:text-style-name="P5" draw:layer="layout" svg:width="2.026cm" svg:height="1.826cm" svg:x="2.032cm" svg:y="3.204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5" draw:text-style-name="P5" draw:layer="layout" svg:width="1.518cm" svg:height="1.826cm" svg:x="6.242cm" svg:y="1.404cm">
          <draw:text-box>
            <text:p text:style-name="P27"><text:span text:style-name="T15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5" draw:text-style-name="P5" draw:layer="layout" svg:width="1.518cm" svg:height="1.826cm" svg:x="6.242cm" svg:y="3.1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41" draw:text-style-name="P5" draw:layer="layout" svg:width="2.026cm" svg:height="1.826cm" svg:x="2.132cm" svg:y="6.516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7" draw:layer="layout" svg:width="2.032cm" svg:height="4.01cm" svg:x="3.948cm" svg:y="6.653cm">
          <text:p text:style-name="P46"><text:span text:style-name="T29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41" draw:text-style-name="P5" draw:layer="layout" svg:width="2.026cm" svg:height="1.826cm" svg:x="2.132cm" svg:y="8.258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5" draw:text-style-name="P5" draw:layer="layout" svg:width="1.518cm" svg:height="1.826cm" svg:x="6.342cm" svg:y="6.458cm">
          <draw:text-box>
            <text:p text:style-name="P27"><text:span text:style-name="T15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5" draw:text-style-name="P5" draw:layer="layout" svg:width="1.518cm" svg:height="1.826cm" svg:x="6.342cm" svg:y="8.2cm">
          <draw:text-box>
            <text:p text:style-name="P27"><text:span text:style-name="T15">i₂</text:span></text:p>
          </draw:text-box>
        </draw:frame>
        <draw:line draw:style-name="gr2" draw:text-style-name="P3" draw:layer="layout" svg:x1="11.748cm" svg:y1="7.704cm" svg:x2="9.716cm" svg:y2="7.704cm">
          <text:p/>
        </draw:line>
        <draw:frame draw:style-name="gr41" draw:text-style-name="P5" draw:layer="layout" svg:width="2.026cm" svg:height="1.826cm" svg:x="9.932cm" svg:y="6.501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9" draw:layer="layout" svg:width="2.032cm" svg:height="4.01cm" svg:x="11.748cm" svg:y="6.638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8cm" svg:y1="9.446cm" svg:x2="9.716cm" svg:y2="9.446cm">
          <text:p/>
        </draw:line>
        <draw:frame draw:style-name="gr41" draw:text-style-name="P5" draw:layer="layout" svg:width="2.026cm" svg:height="1.826cm" svg:x="9.932cm" svg:y="8.243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5.758cm" svg:y1="7.646cm" svg:x2="13.726cm" svg:y2="7.646cm">
          <text:p/>
        </draw:line>
        <draw:frame draw:style-name="gr25" draw:text-style-name="P5" draw:layer="layout" svg:width="1.518cm" svg:height="1.826cm" svg:x="14.142cm" svg:y="6.443cm">
          <draw:text-box>
            <text:p text:style-name="P27"><text:span text:style-name="T15">i₁</text:span></text:p>
          </draw:text-box>
        </draw:frame>
        <draw:line draw:style-name="gr2" draw:text-style-name="P3" draw:layer="layout" svg:x1="15.758cm" svg:y1="9.388cm" svg:x2="13.726cm" svg:y2="9.388cm">
          <text:p/>
        </draw:line>
        <draw:frame draw:style-name="gr25" draw:text-style-name="P5" draw:layer="layout" svg:width="1.518cm" svg:height="1.826cm" svg:x="14.142cm" svg:y="8.18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8.16cm" svg:y="7.595cm">
          <draw:text-box>
            <text:p text:style-name="P28"><text:span text:style-name="T16">=</text:span></text:p>
          </draw:text-box>
        </draw:frame>
        <draw:custom-shape draw:style-name="gr29" draw:text-style-name="P49" draw:layer="layout" svg:width="2.032cm" svg:height="4.01cm" svg:x="5.901cm" svg:y="11.792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534cm" svg:height="1.826cm" svg:x="12.213cm" svg:y="13.049cm">
          <draw:text-box>
            <text:p text:style-name="P50"><text:span text:style-name="T17">= </text:span><text:span text:style-name="T17">1</text:span></text:p>
          </draw:text-box>
        </draw:frame>
        <draw:line draw:style-name="gr2" draw:text-style-name="P3" draw:layer="layout" svg:x1="11.518cm" svg:y1="18.025cm" svg:x2="9.486cm" svg:y2="18.025cm">
          <text:p/>
        </draw:line>
        <draw:frame draw:style-name="gr41" draw:text-style-name="P5" draw:layer="layout" svg:width="2.026cm" svg:height="1.826cm" svg:x="9.702cm" svg:y="16.822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11.518cm" svg:y="16.959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41" draw:text-style-name="P5" draw:layer="layout" svg:width="2.026cm" svg:height="1.826cm" svg:x="9.702cm" svg:y="18.564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5" draw:text-style-name="P5" draw:layer="layout" svg:width="1.518cm" svg:height="1.826cm" svg:x="13.912cm" svg:y="16.764cm">
          <draw:text-box>
            <text:p text:style-name="P27"><text:span text:style-name="T15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5" draw:text-style-name="P5" draw:layer="layout" svg:width="1.518cm" svg:height="1.826cm" svg:x="13.912cm" svg:y="18.506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15.6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7.4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5" draw:text-style-name="P5" draw:layer="layout" svg:width="1.518cm" svg:height="1.826cm" svg:x="11.912cm" svg:y="21.918cm">
          <draw:text-box>
            <text:p text:style-name="P27"><text:span text:style-name="T15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5" draw:text-style-name="P5" draw:layer="layout" svg:width="1.518cm" svg:height="1.826cm" svg:x="11.912cm" svg:y="23.66cm">
          <draw:text-box>
            <text:p text:style-name="P27"><text:span text:style-name="T31">i</text:span><text:span text:style-name="T15">₂</text:span></text:p>
          </draw:text-box>
        </draw:frame>
        <draw:custom-shape draw:style-name="gr29" draw:text-style-name="P2" draw:layer="layout" svg:width="2.032cm" svg:height="4.01cm" svg:x="13.6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9.5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8" draw:text-style-name="P7" draw:layer="layout" svg:width="4.659cm" svg:height="1.826cm" svg:x="1.995cm" svg:y="20.61cm">
          <draw:text-box>
            <text:p text:style-name="P50"><text:span text:style-name="T23">E</text:span><text:span text:style-name="T23">(</text:span><text:span text:style-name="T17">ψ</text:span><text:span text:style-name="T17">) </text:span><text:span text:style-name="T17">=</text:span></text:p>
          </draw:text-box>
        </draw:frame>
        <draw:custom-shape draw:style-name="gr7" draw:text-style-name="P2" draw:layer="layout" svg:width="2.032cm" svg:height="1.905cm" svg:x="1.896cm" svg:y="11.73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901cm" svg:y="13.9cm">
          <text:p text:style-name="P1"><text:span text:style-name="T14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18cm" svg:y1="12.799cm" svg:x2="3.886cm" svg:y2="12.799cm">
          <text:p/>
        </draw:line>
        <draw:frame draw:style-name="gr41" draw:text-style-name="P5" draw:layer="layout" svg:width="2.026cm" svg:height="1.826cm" svg:x="4.102cm" svg:y="11.596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5.923cm" svg:y1="14.964cm" svg:x2="3.891cm" svg:y2="14.964cm">
          <text:p/>
        </draw:line>
        <draw:frame draw:style-name="gr41" draw:text-style-name="P5" draw:layer="layout" svg:width="2.026cm" svg:height="1.826cm" svg:x="4.107cm" svg:y="13.761cm">
          <draw:text-box>
            <text:p text:style-name="P27"><text:span text:style-name="T15">i₂</text:span><text:span text:style-name="T15">’</text:span></text:p>
          </draw:text-box>
        </draw:frame>
        <draw:custom-shape draw:style-name="gr7" draw:text-style-name="P2" draw:layer="layout" svg:width="2.032cm" svg:height="1.905cm" svg:x="9.953cm" svg:y="11.78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4cm" svg:y1="12.811cm" svg:x2="7.842cm" svg:y2="12.811cm">
          <text:p/>
        </draw:line>
        <draw:frame draw:style-name="gr25" draw:text-style-name="P5" draw:layer="layout" svg:width="1.518cm" svg:height="1.826cm" svg:x="8.258cm" svg:y="11.608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958cm" svg:y="13.95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9cm" svg:y1="14.976cm" svg:x2="7.847cm" svg:y2="14.976cm">
          <text:p/>
        </draw:line>
        <draw:frame draw:style-name="gr25" draw:text-style-name="P5" draw:layer="layout" svg:width="1.518cm" svg:height="1.826cm" svg:x="8.263cm" svg:y="13.773cm">
          <draw:text-box>
            <text:p text:style-name="P27"><text:span text:style-name="T15">i₂</text:span></text:p>
          </draw:text-box>
        </draw:frame>
      </draw:page>
      <draw:page draw:name="page10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49" draw:text-style-name="P5" draw:layer="layout" svg:width="2.026cm" svg:height="1.826cm" svg:x="6.902cm" svg:y="1.522cm">
          <draw:text-box>
            <text:p><text:span text:style-name="T3">i₁</text:span><text:span text:style-name="T3">’</text:span></text:p>
          </draw:text-box>
        </draw:frame>
        <draw:custom-shape draw:style-name="gr29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49" draw:text-style-name="P5" draw:layer="layout" svg:width="2.026cm" svg:height="1.826cm" svg:x="6.902cm" svg:y="3.264cm">
          <draw:text-box>
            <text:p><text:span text:style-name="T3">i₂</text:span><text:span text:style-name="T3">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50" draw:text-style-name="P5" draw:layer="layout" svg:width="1.518cm" svg:height="1.826cm" svg:x="11.212cm" svg:y="1.464cm">
          <draw:text-box>
            <text:p><text:span text:style-name="T3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50" draw:text-style-name="P5" draw:layer="layout" svg:width="1.518cm" svg:height="1.826cm" svg:x="11.212cm" svg:y="3.20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50" draw:text-style-name="P5" draw:layer="layout" svg:width="1.518cm" svg:height="1.826cm" svg:x="9.112cm" svg:y="6.618cm">
          <draw:text-box>
            <text:p><text:span text:style-name="T3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50" draw:text-style-name="P5" draw:layer="layout" svg:width="1.518cm" svg:height="1.826cm" svg:x="9.112cm" svg:y="8.3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51" draw:text-style-name="P9" draw:layer="layout" svg:width="3.042cm" svg:height="3.605cm" svg:x="1.295cm" svg:y="4.71cm">
          <draw:text-box>
            <text:p><text:span text:style-name="T6">m</text:span><text:span text:style-name="T6">i</text:span><text:span text:style-name="T6">n</text:span></text:p>
            <text:p><text:span text:style-name="T6"><text:s/></text:span><text:span text:style-name="T6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49" draw:text-style-name="P5" draw:layer="layout" svg:width="2.026cm" svg:height="1.826cm" svg:x="6.756cm" svg:y="12.076cm">
          <draw:text-box>
            <text:p><text:span text:style-name="T3">i₁</text:span><text:span text:style-name="T3">’</text:span></text:p>
          </draw:text-box>
        </draw:frame>
        <draw:custom-shape draw:style-name="gr29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49" draw:text-style-name="P5" draw:layer="layout" svg:width="2.026cm" svg:height="1.826cm" svg:x="6.756cm" svg:y="13.818cm">
          <draw:text-box>
            <text:p><text:span text:style-name="T3">i₂</text:span><text:span text:style-name="T3">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50" draw:text-style-name="P5" draw:layer="layout" svg:width="1.518cm" svg:height="1.826cm" svg:x="11.066cm" svg:y="12.018cm">
          <draw:text-box>
            <text:p><text:span text:style-name="T3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50" draw:text-style-name="P5" draw:layer="layout" svg:width="1.518cm" svg:height="1.826cm" svg:x="11.066cm" svg:y="13.7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50" draw:text-style-name="P5" draw:layer="layout" svg:width="1.518cm" svg:height="1.826cm" svg:x="8.966cm" svg:y="17.172cm">
          <draw:text-box>
            <text:p><text:span text:style-name="T3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50" draw:text-style-name="P5" draw:layer="layout" svg:width="1.518cm" svg:height="1.826cm" svg:x="8.966cm" svg:y="18.914cm">
          <draw:text-box>
            <text:p><text:span text:style-name="T10">i</text:span><text:span text:style-name="T3">₂</text:span></text:p>
          </draw:text-box>
        </draw:frame>
        <draw:custom-shape draw:style-name="gr29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52" draw:text-style-name="P9" draw:layer="layout" svg:width="1.772cm" svg:height="1.928cm" svg:x="1.749cm" svg:y="15.764cm">
          <draw:text-box>
            <text:p text:style-name="P10"><text:span text:style-name="T6">∂</text:span><text:span text:style-name="T32">ψ</text:span></text:p>
          </draw:text-box>
        </draw:frame>
        <draw:frame draw:style-name="gr51" draw:text-style-name="P9" draw:layer="layout" svg:width="3.042cm" svg:height="3.605cm" svg:x="3.288cm" svg:y="22.298cm">
          <draw:text-box>
            <text:p><text:span text:style-name="T6">m</text:span><text:span text:style-name="T6">i</text:span><text:span text:style-name="T6">n</text:span></text:p>
            <text:p text:style-name="P10"><text:span text:style-name="T6"><text:s/></text:span><text:span text:style-name="T6">ψ</text:span></text:p>
          </draw:text-box>
        </draw:frame>
        <draw:frame draw:style-name="gr53" draw:text-style-name="P9" draw:layer="layout" svg:width="3.889cm" svg:height="1.928cm" svg:x="6.082cm" svg:y="23.051cm">
          <draw:text-box>
            <text:p><text:span text:style-name="T6">E</text:span><text:span text:style-name="T6">(</text:span><text:span text:style-name="T6">ψ</text:span><text:span text:style-name="T5">)</text:span></text:p>
          </draw:text-box>
        </draw:frame>
        <draw:frame draw:style-name="gr54" draw:text-style-name="P9" draw:layer="layout" svg:width="5.159cm" svg:height="1.928cm" svg:x="12.682cm" svg:y="23.151cm">
          <draw:text-box>
            <text:p><text:span text:style-name="T6">∂</text:span><text:span text:style-name="T32">ψ</text:span><text:span text:style-name="T6">E</text:span><text:span text:style-name="T6">(</text:span><text:span text:style-name="T6">ψ</text:span><text:span text:style-name="T5">)</text:span></text:p>
          </draw:text-box>
        </draw:frame>
      </draw:page>
      <draw:page draw:name="page11" draw:style-name="dp1" draw:master-page-name="Default">
        <draw:custom-shape draw:style-name="gr29" draw:text-style-name="P49" draw:layer="layout" svg:width="2.032cm" svg:height="4.01cm" svg:x="11.377cm" svg:y="1.901cm">
          <text:p text:style-name="P48"><text:span text:style-name="T33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1.394cm" svg:y1="2.908cm" svg:x2="9.362cm" svg:y2="2.908cm">
          <text:p/>
        </draw:line>
        <draw:frame draw:style-name="gr55" draw:text-style-name="P52" draw:layer="layout" svg:width="3.211cm" svg:height="1.826cm" svg:x="9.078cm" svg:y="1.705cm">
          <draw:text-box>
            <text:p><text:span text:style-name="T34">i₁</text:span><text:span text:style-name="T34">’’</text:span></text:p>
          </draw:text-box>
        </draw:frame>
        <draw:line draw:style-name="gr2" draw:text-style-name="P51" draw:layer="layout" svg:x1="11.399cm" svg:y1="5.073cm" svg:x2="9.367cm" svg:y2="5.073cm">
          <text:p/>
        </draw:line>
        <draw:frame draw:style-name="gr55" draw:text-style-name="P52" draw:layer="layout" svg:width="3.211cm" svg:height="1.826cm" svg:x="9.083cm" svg:y="3.87cm">
          <draw:text-box>
            <text:p><text:span text:style-name="T34">i₂</text:span><text:span text:style-name="T34">’’</text:span></text:p>
          </draw:text-box>
        </draw:frame>
        <draw:custom-shape draw:style-name="gr7" draw:text-style-name="P45" draw:layer="layout" svg:width="2.032cm" svg:height="1.905cm" svg:x="15.429cm" svg:y="1.898cm">
          <text:p text:style-name="P44"><text:span text:style-name="T35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cm" svg:y1="2.92cm" svg:x2="13.318cm" svg:y2="2.92cm">
          <text:p/>
        </draw:line>
        <draw:frame draw:style-name="gr56" draw:text-style-name="P52" draw:layer="layout" svg:width="2.534cm" svg:height="1.826cm" svg:x="13.534cm" svg:y="1.717cm">
          <draw:text-box>
            <text:p><text:span text:style-name="T34">i₁</text:span><text:span text:style-name="T34">’</text:span></text:p>
          </draw:text-box>
        </draw:frame>
        <draw:custom-shape draw:style-name="gr7" draw:text-style-name="P45" draw:layer="layout" svg:width="2.032cm" svg:height="1.905cm" svg:x="15.434cm" svg:y="4.063cm">
          <text:p text:style-name="P44"><text:span text:style-name="T35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5cm" svg:y1="5.085cm" svg:x2="13.323cm" svg:y2="5.085cm">
          <text:p/>
        </draw:line>
        <draw:frame draw:style-name="gr56" draw:text-style-name="P52" draw:layer="layout" svg:width="2.534cm" svg:height="1.826cm" svg:x="13.539cm" svg:y="3.882cm">
          <draw:text-box>
            <text:p><text:span text:style-name="T34">i₂</text:span><text:span text:style-name="T34">’</text:span></text:p>
          </draw:text-box>
        </draw:frame>
        <draw:custom-shape draw:style-name="gr29" draw:text-style-name="P54" draw:layer="layout" svg:width="2.032cm" svg:height="4.01cm" svg:x="3.55cm" svg:y="1.898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3.567cm" svg:y1="2.905cm" svg:x2="1.535cm" svg:y2="2.905cm">
          <text:p/>
        </draw:line>
        <draw:frame draw:style-name="gr57" draw:text-style-name="P52" draw:layer="layout" svg:width="2.534cm" svg:height="1.259cm" svg:x="1.251cm" svg:y="1.702cm">
          <draw:text-box>
            <text:p><text:span text:style-name="T34">i₁</text:span><text:span text:style-name="T34">’’</text:span></text:p>
          </draw:text-box>
        </draw:frame>
        <draw:line draw:style-name="gr2" draw:text-style-name="P51" draw:layer="layout" svg:x1="3.572cm" svg:y1="5.07cm" svg:x2="1.54cm" svg:y2="5.07cm">
          <text:p/>
        </draw:line>
        <draw:frame draw:style-name="gr57" draw:text-style-name="P52" draw:layer="layout" svg:width="2.534cm" svg:height="1.259cm" svg:x="1.256cm" svg:y="3.867cm">
          <draw:text-box>
            <text:p><text:span text:style-name="T34">i₂</text:span><text:span text:style-name="T34">’’</text:span></text:p>
          </draw:text-box>
        </draw:frame>
        <draw:line draw:style-name="gr2" draw:text-style-name="P51" draw:layer="layout" svg:x1="7.523cm" svg:y1="2.917cm" svg:x2="5.491cm" svg:y2="2.917cm">
          <text:p/>
        </draw:line>
        <draw:frame draw:style-name="gr58" draw:text-style-name="P52" draw:layer="layout" svg:width="1.857cm" svg:height="1.826cm" svg:x="5.707cm" svg:y="1.714cm">
          <draw:text-box>
            <text:p><text:span text:style-name="T34">i₁</text:span></text:p>
          </draw:text-box>
        </draw:frame>
        <draw:line draw:style-name="gr2" draw:text-style-name="P51" draw:layer="layout" svg:x1="7.528cm" svg:y1="5.082cm" svg:x2="5.496cm" svg:y2="5.082cm">
          <text:p/>
        </draw:line>
        <draw:frame draw:style-name="gr58" draw:text-style-name="P52" draw:layer="layout" svg:width="1.857cm" svg:height="1.826cm" svg:x="5.712cm" svg:y="3.979cm">
          <draw:text-box>
            <text:p><text:span text:style-name="T34">i₂</text:span></text:p>
          </draw:text-box>
        </draw:frame>
        <draw:line draw:style-name="gr2" draw:text-style-name="P51" draw:layer="layout" svg:x1="19.451cm" svg:y1="2.921cm" svg:x2="17.419cm" svg:y2="2.921cm">
          <text:p/>
        </draw:line>
        <draw:frame draw:style-name="gr58" draw:text-style-name="P52" draw:layer="layout" svg:width="1.857cm" svg:height="1.826cm" svg:x="17.635cm" svg:y="1.718cm">
          <draw:text-box>
            <text:p><text:span text:style-name="T34">i₁</text:span></text:p>
          </draw:text-box>
        </draw:frame>
        <draw:line draw:style-name="gr2" draw:text-style-name="P51" draw:layer="layout" svg:x1="19.456cm" svg:y1="5.086cm" svg:x2="17.424cm" svg:y2="5.086cm">
          <text:p/>
        </draw:line>
        <draw:frame draw:style-name="gr58" draw:text-style-name="P52" draw:layer="layout" svg:width="1.857cm" svg:height="1.826cm" svg:x="17.64cm" svg:y="3.883cm">
          <draw:text-box>
            <text:p><text:span text:style-name="T34">i₂</text:span></text:p>
          </draw:text-box>
        </draw:frame>
        <draw:frame draw:style-name="gr11" draw:text-style-name="P55" draw:layer="layout" svg:width="1.349cm" svg:height="1.928cm" svg:x="7.731cm" svg:y="3.032cm">
          <draw:text-box>
            <text:p><text:span text:style-name="T37">=</text:span></text:p>
          </draw:text-box>
        </draw:frame>
        <draw:custom-shape draw:style-name="gr29" draw:text-style-name="P57" draw:layer="layout" svg:width="2.032cm" svg:height="4.01cm" svg:x="4.804cm" svg:y="15.16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4.821cm" svg:y1="16.172cm" svg:x2="2.789cm" svg:y2="16.172cm">
          <text:p/>
        </draw:line>
        <draw:frame draw:style-name="gr59" draw:text-style-name="P52" draw:layer="layout" svg:width="2.534cm" svg:height="1.597cm" svg:x="2.905cm" svg:y="14.969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4.826cm" svg:y1="18.337cm" svg:x2="2.794cm" svg:y2="18.337cm">
          <text:p/>
        </draw:line>
        <draw:frame draw:style-name="gr56" draw:text-style-name="P52" draw:layer="layout" svg:width="2.534cm" svg:height="1.826cm" svg:x="2.91cm" svg:y="17.134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8.777cm" svg:y1="16.184cm" svg:x2="6.745cm" svg:y2="16.184cm">
          <text:p/>
        </draw:line>
        <draw:frame draw:style-name="gr58" draw:text-style-name="P52" draw:layer="layout" svg:width="1.857cm" svg:height="1.826cm" svg:x="6.961cm" svg:y="14.981cm">
          <draw:text-box>
            <text:p><text:span text:style-name="T34">i₁</text:span></text:p>
          </draw:text-box>
        </draw:frame>
        <draw:line draw:style-name="gr2" draw:text-style-name="P51" draw:layer="layout" svg:x1="8.782cm" svg:y1="18.349cm" svg:x2="6.75cm" svg:y2="18.349cm">
          <text:p/>
        </draw:line>
        <draw:frame draw:style-name="gr58" draw:text-style-name="P52" draw:layer="layout" svg:width="1.857cm" svg:height="1.826cm" svg:x="6.966cm" svg:y="17.146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623cm" svg:y1="16.195cm" svg:x2="13.591cm" svg:y2="16.195cm">
          <text:p/>
        </draw:line>
        <draw:frame draw:style-name="gr60" draw:text-style-name="P52" draw:layer="layout" svg:width="1.857cm" svg:height="1.597cm" svg:x="13.707cm" svg:y="14.992cm">
          <draw:text-box>
            <text:p><text:span text:style-name="T34">i₁</text:span></text:p>
          </draw:text-box>
        </draw:frame>
        <draw:line draw:style-name="gr2" draw:text-style-name="P51" draw:layer="layout" svg:x1="15.628cm" svg:y1="18.36cm" svg:x2="13.596cm" svg:y2="18.36cm">
          <text:p/>
        </draw:line>
        <draw:frame draw:style-name="gr58" draw:text-style-name="P52" draw:layer="layout" svg:width="1.857cm" svg:height="1.826cm" svg:x="13.712cm" svg:y="17.157cm">
          <draw:text-box>
            <text:p><text:span text:style-name="T34">i₂</text:span></text:p>
          </draw:text-box>
        </draw:frame>
        <draw:frame draw:style-name="gr17" draw:text-style-name="P58" draw:layer="layout" svg:width="1.899cm" svg:height="3.024cm" svg:x="11.379cm" svg:y="15.647cm">
          <draw:text-box>
            <text:p><text:span text:style-name="T39">→</text:span></text:p>
          </draw:text-box>
        </draw:frame>
        <draw:custom-shape draw:style-name="gr29" draw:text-style-name="P54" draw:layer="layout" svg:width="2.032cm" svg:height="4.01cm" svg:x="6.351cm" svg:y="8.351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6.368cm" svg:y1="9.358cm" svg:x2="4.336cm" svg:y2="9.358cm">
          <text:p/>
        </draw:line>
        <draw:frame draw:style-name="gr56" draw:text-style-name="P52" draw:layer="layout" svg:width="2.534cm" svg:height="1.826cm" svg:x="4.452cm" svg:y="8.155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6.373cm" svg:y1="11.523cm" svg:x2="4.341cm" svg:y2="11.523cm">
          <text:p/>
        </draw:line>
        <draw:frame draw:style-name="gr56" draw:text-style-name="P52" draw:layer="layout" svg:width="2.534cm" svg:height="1.826cm" svg:x="4.457cm" svg:y="10.32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10.324cm" svg:y1="9.37cm" svg:x2="8.292cm" svg:y2="9.37cm">
          <text:p/>
        </draw:line>
        <draw:frame draw:style-name="gr58" draw:text-style-name="P52" draw:layer="layout" svg:width="1.857cm" svg:height="1.826cm" svg:x="8.408cm" svg:y="8.167cm">
          <draw:text-box>
            <text:p><text:span text:style-name="T34">i₁</text:span></text:p>
          </draw:text-box>
        </draw:frame>
        <draw:line draw:style-name="gr2" draw:text-style-name="P51" draw:layer="layout" svg:x1="10.329cm" svg:y1="11.535cm" svg:x2="8.297cm" svg:y2="11.535cm">
          <text:p/>
        </draw:line>
        <draw:frame draw:style-name="gr58" draw:text-style-name="P52" draw:layer="layout" svg:width="1.857cm" svg:height="1.826cm" svg:x="8.413cm" svg:y="10.332cm">
          <draw:text-box>
            <text:p><text:span text:style-name="T34">i₂</text:span></text:p>
          </draw:text-box>
        </draw:frame>
        <draw:frame draw:style-name="gr61" draw:text-style-name="P59" draw:layer="layout" svg:width="3.872cm" svg:height="3.175cm" svg:x="1.356cm" svg:y="9.034cm">
          <draw:text-box>
            <text:p><text:span text:style-name="T40">∏</text:span><text:span text:style-name="T40">ₗ</text:span></text:p>
          </draw:text-box>
        </draw:frame>
        <draw:frame draw:style-name="gr17" draw:text-style-name="P58" draw:layer="layout" svg:width="1.899cm" svg:height="3.024cm" svg:x="10.627cm" svg:y="8.869cm">
          <draw:text-box>
            <text:p><text:span text:style-name="T39">→</text:span></text:p>
          </draw:text-box>
        </draw:frame>
        <draw:custom-shape draw:style-name="gr29" draw:text-style-name="P57" draw:layer="layout" svg:width="2.032cm" svg:height="4.01cm" svg:x="14.352cm" svg:y="8.33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4.369cm" svg:y1="9.342cm" svg:x2="12.337cm" svg:y2="9.342cm">
          <text:p/>
        </draw:line>
        <draw:frame draw:style-name="gr56" draw:text-style-name="P52" draw:layer="layout" svg:width="2.534cm" svg:height="1.826cm" svg:x="12.453cm" svg:y="8.139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14.374cm" svg:y1="11.507cm" svg:x2="12.342cm" svg:y2="11.507cm">
          <text:p/>
        </draw:line>
        <draw:frame draw:style-name="gr56" draw:text-style-name="P52" draw:layer="layout" svg:width="2.534cm" svg:height="1.826cm" svg:x="12.458cm" svg:y="10.304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18.325cm" svg:y1="9.354cm" svg:x2="16.293cm" svg:y2="9.354cm">
          <text:p/>
        </draw:line>
        <draw:frame draw:style-name="gr58" draw:text-style-name="P52" draw:layer="layout" svg:width="1.857cm" svg:height="1.826cm" svg:x="16.409cm" svg:y="8.151cm">
          <draw:text-box>
            <text:p><text:span text:style-name="T34">i₁</text:span></text:p>
          </draw:text-box>
        </draw:frame>
        <draw:line draw:style-name="gr2" draw:text-style-name="P51" draw:layer="layout" svg:x1="18.33cm" svg:y1="11.519cm" svg:x2="16.298cm" svg:y2="11.519cm">
          <text:p/>
        </draw:line>
        <draw:frame draw:style-name="gr58" draw:text-style-name="P52" draw:layer="layout" svg:width="1.857cm" svg:height="1.826cm" svg:x="16.414cm" svg:y="10.316cm">
          <draw:text-box>
            <text:p><text:span text:style-name="T34">i₂</text:span></text:p>
          </draw:text-box>
        </draw:frame>
        <draw:custom-shape draw:style-name="gr7" draw:text-style-name="P61" draw:layer="layout" svg:width="2.032cm" svg:height="1.905cm" svg:x="8.854cm" svg:y="15.119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8.859cm" svg:y="17.28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62" draw:text-style-name="P7" draw:layer="layout" svg:width="5.921cm" svg:height="1.826cm" svg:x="2.349cm" svg:y="16.264cm">
          <draw:text-box>
            <text:p><text:span text:style-name="T7">F</text:span><text:span text:style-name="T7">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29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63" draw:text-style-name="P52" draw:layer="layout" svg:width="1.755cm" svg:height="1.259cm" svg:x="11.708cm" svg:y="14.945cm">
          <draw:text-box>
            <text:p><text:span text:style-name="T34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50" draw:text-style-name="P52" draw:layer="layout" svg:width="1.518cm" svg:height="1.826cm" svg:x="11.713cm" svg:y="17.11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64" draw:text-style-name="P40" draw:layer="layout" svg:width="2.534cm" svg:height="4.281cm" svg:x="7.488cm" svg:y="14.85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5.194cm" svg:y="14.833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681cm" svg:y="14.376cm">
          <draw:text-box>
            <text:p><text:span text:style-name="T7">2</text:span></text:p>
          </draw:text-box>
        </draw:frame>
        <draw:line draw:style-name="gr2" draw:text-style-name="P51" draw:layer="layout" svg:x1="11.37cm" svg:y1="4.563cm" svg:x2="9.338cm" svg:y2="4.563cm">
          <text:p/>
        </draw:line>
        <draw:frame draw:style-name="gr59" draw:text-style-name="P52" draw:layer="layout" svg:width="2.534cm" svg:height="1.597cm" svg:x="9.454cm" svg:y="3.36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11.375cm" svg:y1="6.728cm" svg:x2="9.343cm" svg:y2="6.728cm">
          <text:p/>
        </draw:line>
        <draw:frame draw:style-name="gr56" draw:text-style-name="P52" draw:layer="layout" svg:width="2.534cm" svg:height="1.826cm" svg:x="9.459cm" svg:y="5.525cm">
          <draw:text-box>
            <text:p><text:span text:style-name="T34">i₂</text:span><text:span text:style-name="T34">’</text:span></text:p>
          </draw:text-box>
        </draw:frame>
        <draw:custom-shape draw:style-name="gr29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72cm" svg:y1="4.586cm" svg:x2="13.34cm" svg:y2="4.586cm">
          <text:p/>
        </draw:line>
        <draw:frame draw:style-name="gr60" draw:text-style-name="P52" draw:layer="layout" svg:width="1.857cm" svg:height="1.597cm" svg:x="13.456cm" svg:y="3.383cm">
          <draw:text-box>
            <text:p><text:span text:style-name="T34">i₁</text:span></text:p>
          </draw:text-box>
        </draw:frame>
        <draw:line draw:style-name="gr2" draw:text-style-name="P51" draw:layer="layout" svg:x1="15.377cm" svg:y1="6.751cm" svg:x2="13.345cm" svg:y2="6.751cm">
          <text:p/>
        </draw:line>
        <draw:frame draw:style-name="gr58" draw:text-style-name="P52" draw:layer="layout" svg:width="1.857cm" svg:height="1.826cm" svg:x="13.461cm" svg:y="5.548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4" draw:layer="layout" svg:width="3.042cm" svg:height="3.605cm" svg:x="3.564cm" svg:y="8.644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8cm" svg:y="9.397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8cm" svg:y="9.497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7" draw:text-style-name="P65" draw:layer="layout" svg:width="4.79cm" svg:height="1.597cm" svg:x="2.008cm" svg:y="5.117cm">
          <draw:text-box>
            <text:p><text:span text:style-name="T47">E</text:span><text:span text:style-name="T47">(</text:span><text:span text:style-name="T47">θ</text:span><text:span text:style-name="T47">) </text:span><text:span text:style-name="T47">=</text:span></text:p>
          </draw:text-box>
        </draw:frame>
        <draw:frame draw:style-name="gr51" draw:text-style-name="P64" draw:layer="layout" svg:width="3.042cm" svg:height="3.605cm" svg:x="3.565cm" svg:y="20.345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9cm" svg:y="21.098cm">
          <draw:text-box>
            <text:p><text:span text:style-name="T44">F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9cm" svg:y="21.198cm">
          <draw:text-box>
            <text:p><text:span text:style-name="T44">∂</text:span><text:span text:style-name="T46">θ</text:span><text:span text:style-name="T7">F</text:span><text:span text:style-name="T44">(</text:span><text:span text:style-name="T44">θ</text:span><text:span text:style-name="T45">)</text:span></text:p>
          </draw:text-box>
        </draw:frame>
      </draw:page>
      <draw:page draw:name="page13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5" draw:text-style-name="P5" draw:layer="layout" svg:width="1.518cm" svg:height="1.826cm" svg:x="2.688cm" svg:y="1.4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5" draw:text-style-name="P5" draw:layer="layout" svg:width="1.518cm" svg:height="1.826cm" svg:x="2.688cm" svg:y="4.139cm">
          <draw:text-box>
            <text:p text:style-name="P27"><text:span text:style-name="T15">i₂</text:span></text:p>
          </draw:text-box>
        </draw:frame>
        <draw:frame draw:style-name="gr68" draw:text-style-name="P66" draw:layer="layout" svg:width="1.767cm" svg:height="1.928cm" svg:x="2.397cm" svg:y="5.681cm">
          <draw:text-box>
            <text:p text:style-name="P28"><text:span text:style-name="T14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69" draw:text-style-name="P5" draw:layer="layout" svg:width="1.518cm" svg:height="1.826cm" svg:x="2.688cm" svg:y="8.058cm">
          <draw:text-box>
            <text:p text:style-name="P27"><text:span text:style-name="T15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5" draw:text-style-name="P5" draw:layer="layout" svg:width="1.518cm" svg:height="1.826cm" svg:x="6.4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5" draw:text-style-name="P5" draw:layer="layout" svg:width="1.518cm" svg:height="1.826cm" svg:x="6.4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69" draw:text-style-name="P5" draw:layer="layout" svg:width="1.518cm" svg:height="1.826cm" svg:x="6.551cm" svg:y="8.1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5.7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5.181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5" draw:text-style-name="P5" draw:layer="layout" svg:width="1.518cm" svg:height="1.826cm" svg:x="12.5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5" draw:text-style-name="P5" draw:layer="layout" svg:width="1.518cm" svg:height="1.826cm" svg:x="12.5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69" draw:text-style-name="P5" draw:layer="layout" svg:width="1.518cm" svg:height="1.826cm" svg:x="12.651cm" svg:y="8.1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5.718cm">
          <draw:text-box>
            <text:p text:style-name="P28"><text:span text:style-name="T14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5" draw:text-style-name="P5" draw:layer="layout" svg:width="1.518cm" svg:height="1.826cm" svg:x="6.4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5" draw:text-style-name="P5" draw:layer="layout" svg:width="1.518cm" svg:height="1.826cm" svg:x="6.4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69" draw:text-style-name="P5" draw:layer="layout" svg:width="1.518cm" svg:height="1.826cm" svg:x="6.551cm" svg:y="19.631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17.2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16.697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5" draw:text-style-name="P5" draw:layer="layout" svg:width="1.518cm" svg:height="1.826cm" svg:x="12.5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5" draw:text-style-name="P5" draw:layer="layout" svg:width="1.518cm" svg:height="1.826cm" svg:x="12.5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69" draw:text-style-name="P5" draw:layer="layout" svg:width="1.518cm" svg:height="1.826cm" svg:x="12.651cm" svg:y="19.6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17.234cm">
          <draw:text-box>
            <text:p text:style-name="P28"><text:span text:style-name="T14">…</text:span></text:p>
          </draw:text-box>
        </draw:frame>
      </draw:page>
      <draw:page draw:name="page14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5" draw:text-style-name="P5" draw:layer="layout" svg:width="1.518cm" svg:height="1.826cm" svg:x="2.051cm" svg:y="3.219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5" draw:text-style-name="P5" draw:layer="layout" svg:width="1.518cm" svg:height="1.826cm" svg:x="2.051cm" svg:y="5.86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69" draw:text-style-name="P5" draw:layer="layout" svg:width="1.518cm" svg:height="1.826cm" svg:x="2.151cm" svg:y="9.8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4cm" svg:y="3.444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1cm" svg:y="7.4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6.217cm" svg:y="6.881cm">
          <draw:text-box>
            <text:p text:style-name="P28"><text:span text:style-name="T16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5" draw:text-style-name="P5" draw:layer="layout" svg:width="1.518cm" svg:height="1.826cm" svg:x="8.051cm" svg:y="1.6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5" draw:text-style-name="P5" draw:layer="layout" svg:width="1.518cm" svg:height="1.826cm" svg:x="8.051cm" svg:y="4.2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69" draw:text-style-name="P5" draw:layer="layout" svg:width="1.518cm" svg:height="1.826cm" svg:x="8.151cm" svg:y="8.2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1cm" svg:y="5.8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2.317cm" svg:y="5.297cm">
          <draw:text-box>
            <text:p text:style-name="P28"><text:span text:style-name="T16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5" draw:text-style-name="P5" draw:layer="layout" svg:width="1.518cm" svg:height="1.826cm" svg:x="14.151cm" svg:y="1.635cm">
          <draw:text-box>
            <text:p text:style-name="P27"><text:span text:style-name="T15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5" draw:text-style-name="P5" draw:layer="layout" svg:width="1.518cm" svg:height="1.826cm" svg:x="14.151cm" svg:y="4.277cm">
          <draw:text-box>
            <text:p text:style-name="P27"><text:span text:style-name="T15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69" draw:text-style-name="P5" draw:layer="layout" svg:width="1.518cm" svg:height="1.826cm" svg:x="14.251cm" svg:y="8.2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4.061cm" svg:y="5.834cm">
          <draw:text-box>
            <text:p text:style-name="P28"><text:span text:style-name="T14">…</text:span></text:p>
          </draw:text-box>
        </draw:frame>
        <draw:frame draw:style-name="gr40" draw:text-style-name="P22" draw:layer="layout" svg:width="2.454cm" svg:height="1.928cm" svg:x="12.084cm" svg:y="11.29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65" draw:text-style-name="P24" draw:layer="layout" svg:width="1.323cm" svg:height="1.928cm" svg:x="6.218cm" svg:y="18.381cm">
          <draw:text-box>
            <text:p text:style-name="P28"><text:span text:style-name="T16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5" draw:text-style-name="P5" draw:layer="layout" svg:width="1.518cm" svg:height="1.826cm" svg:x="8.052cm" svg:y="14.7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5" draw:text-style-name="P5" draw:layer="layout" svg:width="1.518cm" svg:height="1.826cm" svg:x="8.052cm" svg:y="17.3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69" draw:text-style-name="P5" draw:layer="layout" svg:width="1.518cm" svg:height="1.826cm" svg:x="8.152cm" svg:y="21.3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2cm" svg:y="18.918cm">
          <draw:text-box>
            <text:p text:style-name="P28"><text:span text:style-name="T14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5" draw:text-style-name="P5" draw:layer="layout" svg:width="1.518cm" svg:height="1.826cm" svg:x="2.052cm" svg:y="14.704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5" draw:text-style-name="P5" draw:layer="layout" svg:width="1.518cm" svg:height="1.826cm" svg:x="2.052cm" svg:y="17.3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69" draw:text-style-name="P5" draw:layer="layout" svg:width="1.518cm" svg:height="1.826cm" svg:x="2.152cm" svg:y="21.3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5cm" svg:y="14.92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2cm" svg:y="18.903cm">
          <draw:text-box>
            <text:p text:style-name="P28"><text:span text:style-name="T14">…</text:span></text:p>
          </draw:text-box>
        </draw:frame>
        <draw:frame draw:style-name="gr71" draw:text-style-name="P68" draw:layer="layout" svg:width="1.767cm" svg:height="4.036cm" svg:x="11.598cm" svg:y="16.1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88cm" svg:y="18.7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78cm" svg:y="20.116cm">
          <draw:text-box>
            <text:p text:style-name="P67"><text:span text:style-name="T48">←</text:span></text:p>
          </draw:text-box>
        </draw:frame>
        <draw:frame draw:style-name="gr72" draw:text-style-name="P69" draw:layer="layout" svg:width="1.349cm" svg:height="1.928cm" svg:x="12.584cm" svg:y="16.299cm">
          <draw:text-box>
            <text:p text:style-name="P38"><text:span text:style-name="T49">2</text:span></text:p>
          </draw:text-box>
        </draw:frame>
        <draw:frame draw:style-name="gr73" draw:text-style-name="P69" draw:layer="layout" svg:width="1.349cm" svg:height="1.928cm" svg:x="12.585cm" svg:y="18.899cm">
          <draw:text-box>
            <text:p text:style-name="P38"><text:span text:style-name="T49">2</text:span></text:p>
          </draw:text-box>
        </draw:frame>
        <draw:frame draw:style-name="gr74" draw:text-style-name="P69" draw:layer="layout" svg:width="1.349cm" svg:height="1.928cm" svg:x="12.586cm" svg:y="20.299cm">
          <draw:text-box>
            <text:p text:style-name="P38"><text:span text:style-name="T49">2</text:span></text:p>
          </draw:text-box>
        </draw:frame>
      </draw:page>
      <draw:page draw:name="page15" draw:style-name="dp1" draw:master-page-name="Default">
        <draw:frame draw:style-name="gr75" draw:text-style-name="P63" draw:layer="layout" svg:width="3.456cm" svg:height="1.597cm" svg:x="8.639cm" svg:y="5.524cm">
          <draw:text-box>
            <text:p text:style-name="P50"><text:span text:style-name="T17">= </text:span><text:span text:style-name="T17"><text:s/></text:span><text:span text:style-name="T17"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5" draw:text-style-name="P5" draw:layer="layout" svg:width="1.518cm" svg:height="1.826cm" svg:x="4.151cm" svg:y="1.503cm">
          <draw:text-box>
            <text:p text:style-name="P27"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5" draw:text-style-name="P5" draw:layer="layout" svg:width="1.518cm" svg:height="1.826cm" svg:x="4.151cm" svg:y="4.14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69" draw:text-style-name="P5" draw:layer="layout" svg:width="1.518cm" svg:height="1.826cm" svg:x="4.251cm" svg:y="8.09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061cm" svg:y="5.702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5" draw:text-style-name="P5" draw:layer="layout" svg:width="1.518cm" svg:height="1.826cm" svg:x="4.237cm" svg:y="12.033cm">
          <draw:text-box>
            <text:p text:style-name="P27"><text:span text:style-name="T15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5" draw:text-style-name="P5" draw:layer="layout" svg:width="1.518cm" svg:height="1.826cm" svg:x="4.237cm" svg:y="14.67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69" draw:text-style-name="P5" draw:layer="layout" svg:width="1.518cm" svg:height="1.826cm" svg:x="4.237cm" svg:y="18.62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147cm" svg:y="16.232cm">
          <draw:text-box>
            <text:p text:style-name="P28"><text:span text:style-name="T14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76" draw:text-style-name="P70" draw:layer="layout" svg:width="4.599cm" svg:height="1.597cm" svg:x="8.739cm" svg:y="16.024cm">
          <draw:text-box>
            <text:p text:style-name="P29"><text:span text:style-name="T23">= </text:span><text:span text:style-name="T23"><text:s/></text:span><text:span text:style-name="T23">1</text:span><text:span text:style-name="T17">√</text:span><text:span text:style-name="T17">2</text:span></text:p>
          </draw:text-box>
        </draw:frame>
      </draw:page>
      <draw:page draw:name="page16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5" draw:text-style-name="P5" draw:layer="layout" svg:width="1.518cm" svg:height="1.826cm" svg:x="5.698cm" svg:y="1.609cm">
          <draw:text-box>
            <text:p text:style-name="P27"><text:span text:style-name="T15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5" draw:text-style-name="P5" draw:layer="layout" svg:width="1.518cm" svg:height="1.826cm" svg:x="5.698cm" svg:y="4.251cm">
          <draw:text-box>
            <text:p text:style-name="P27"><text:span text:style-name="T15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69" draw:text-style-name="P5" draw:layer="layout" svg:width="1.518cm" svg:height="1.826cm" svg:x="5.798cm" svg:y="8.20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5.608cm" svg:y="5.808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4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41" draw:text-style-name="P5" draw:layer="layout" svg:width="2.026cm" svg:height="1.826cm" svg:x="1.598cm" svg:y="4.293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5" draw:text-style-name="P5" draw:layer="layout" svg:width="1.518cm" svg:height="1.826cm" svg:x="13.098cm" svg:y="1.624cm">
          <draw:text-box>
            <text:p text:style-name="P27"><text:span text:style-name="T15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5" draw:text-style-name="P5" draw:layer="layout" svg:width="1.518cm" svg:height="1.826cm" svg:x="13.098cm" svg:y="4.266cm">
          <draw:text-box>
            <text:p text:style-name="P27"><text:span text:style-name="T15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69" draw:text-style-name="P5" draw:layer="layout" svg:width="1.518cm" svg:height="1.826cm" svg:x="13.198cm" svg:y="8.22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3.008cm" svg:y="5.823cm">
          <draw:text-box>
            <text:p text:style-name="P28"><text:span text:style-name="T14">…</text:span></text:p>
          </draw:text-box>
        </draw:frame>
        <draw:frame draw:style-name="gr77" draw:text-style-name="P72" draw:layer="layout" svg:width="1.899cm" svg:height="3.035cm" svg:x="10.346cm" svg:y="5.064cm">
          <draw:text-box>
            <text:p text:style-name="P71"><text:span text:style-name="T50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41" draw:text-style-name="P5" draw:layer="layout" svg:width="2.026cm" svg:height="1.826cm" svg:x="1.77cm" svg:y="13.427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41" draw:text-style-name="P5" draw:layer="layout" svg:width="2.026cm" svg:height="1.826cm" svg:x="1.77cm" svg:y="16.069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78" draw:text-style-name="P5" draw:layer="layout" svg:width="2.026cm" svg:height="1.826cm" svg:x="1.87cm" svg:y="20.023cm">
          <draw:text-box>
            <text:p text:style-name="P27"><text:span text:style-name="T15">iₙ</text:span><text:span text:style-name="T15">’</text:span></text:p>
          </draw:text-box>
        </draw:frame>
        <draw:custom-shape draw:style-name="gr70" draw:text-style-name="P2" draw:layer="layout" svg:width="2.032cm" svg:height="8.644cm" svg:x="3.753cm" svg:y="13.652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8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8.036cm" svg:y="17.089cm">
          <draw:text-box>
            <text:p text:style-name="P28"><text:span text:style-name="T16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41" draw:text-style-name="P5" draw:layer="layout" svg:width="2.026cm" svg:height="1.826cm" svg:x="10.47cm" svg:y="13.427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41" draw:text-style-name="P5" draw:layer="layout" svg:width="2.026cm" svg:height="1.826cm" svg:x="10.47cm" svg:y="16.069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78" draw:text-style-name="P5" draw:layer="layout" svg:width="2.026cm" svg:height="1.826cm" svg:x="10.57cm" svg:y="20.023cm">
          <draw:text-box>
            <text:p text:style-name="P27"><text:span text:style-name="T15">iₙ</text:span><text:span text:style-name="T15">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0.5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6.636cm" svg:y="17.105cm">
          <draw:text-box>
            <text:p text:style-name="P28"><text:span text:style-name="T16">+</text:span></text:p>
          </draw:text-box>
        </draw:frame>
        <draw:frame draw:style-name="gr68" draw:text-style-name="P66" draw:layer="layout" svg:width="1.767cm" svg:height="1.928cm" svg:x="18.081cm" svg:y="16.726cm">
          <draw:text-box>
            <text:p text:style-name="P28"><text:span text:style-name="T14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41" draw:text-style-name="P5" draw:layer="layout" svg:width="1.759cm" svg:height="1.826cm" svg:x="5.967cm" svg:y="13.431cm">
          <draw:text-box>
            <text:p text:style-name="P27"><text:span text:style-name="T15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5" draw:text-style-name="P5" draw:layer="layout" svg:width="1.518cm" svg:height="1.826cm" svg:x="5.967cm" svg:y="16.073cm">
          <draw:text-box>
            <text:p text:style-name="P27"><text:span text:style-name="T15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69" draw:text-style-name="P5" draw:layer="layout" svg:width="1.518cm" svg:height="1.826cm" svg:x="5.967cm" svg:y="20.02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6.077cm" svg:y="17.63cm">
          <draw:text-box>
            <text:p text:style-name="P28"><text:span text:style-name="T14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41" draw:text-style-name="P5" draw:layer="layout" svg:width="1.759cm" svg:height="1.826cm" svg:x="14.567cm" svg:y="13.473cm">
          <draw:text-box>
            <text:p text:style-name="P27"><text:span text:style-name="T15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5" draw:text-style-name="P5" draw:layer="layout" svg:width="1.518cm" svg:height="1.826cm" svg:x="14.567cm" svg:y="16.115cm">
          <draw:text-box>
            <text:p text:style-name="P27"><text:span text:style-name="T15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69" draw:text-style-name="P5" draw:layer="layout" svg:width="1.518cm" svg:height="1.826cm" svg:x="14.567cm" svg:y="20.069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4.677cm" svg:y="17.672cm">
          <draw:text-box>
            <text:p text:style-name="P28"><text:span text:style-name="T14">…</text:span></text:p>
          </draw:text-box>
        </draw:frame>
        <draw:frame draw:style-name="gr79" draw:text-style-name="P74" draw:layer="layout" svg:width="1.323cm" svg:height="2.855cm" svg:x="9.037cm" svg:y="16.89cm">
          <draw:text-box>
            <text:p text:style-name="P73"><text:span text:style-name="T51">-</text:span></text:p>
          </draw:text-box>
        </draw:frame>
      </draw:page>
      <draw:page draw:name="page17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41" draw:text-style-name="P5" draw:layer="layout" svg:width="2.026cm" svg:height="1.826cm" svg:x="1.724cm" svg:y="2.23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41" draw:text-style-name="P5" draw:layer="layout" svg:width="2.026cm" svg:height="1.826cm" svg:x="1.724cm" svg:y="4.87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78" draw:text-style-name="P5" draw:layer="layout" svg:width="2.026cm" svg:height="1.826cm" svg:x="1.724cm" svg:y="8.831cm">
          <draw:text-box>
            <text:p text:style-name="P27"><text:span text:style-name="T15">iₙ</text:span><text:span text:style-name="T15">’</text:span></text:p>
          </draw:text-box>
        </draw:frame>
        <draw:custom-shape draw:style-name="gr70" draw:text-style-name="P2" draw:layer="layout" svg:width="2.032cm" svg:height="8.644cm" svg:x="3.607cm" svg:y="2.46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734cm" svg:y="6.4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7.89cm" svg:y="5.897cm">
          <draw:text-box>
            <text:p text:style-name="P28"><text:span text:style-name="T16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41" draw:text-style-name="P5" draw:layer="layout" svg:width="2.026cm" svg:height="1.826cm" svg:x="9.724cm" svg:y="2.23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41" draw:text-style-name="P5" draw:layer="layout" svg:width="2.026cm" svg:height="1.826cm" svg:x="9.724cm" svg:y="4.87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78" draw:text-style-name="P5" draw:layer="layout" svg:width="2.026cm" svg:height="1.826cm" svg:x="9.824cm" svg:y="8.831cm">
          <draw:text-box>
            <text:p text:style-name="P27"><text:span text:style-name="T15">iₙ</text:span><text:span text:style-name="T15">’</text:span></text:p>
          </draw:text-box>
        </draw:frame>
        <draw:custom-shape draw:style-name="gr7" draw:text-style-name="P76" draw:layer="layout" svg:width="2.032cm" svg:height="1.905cm" svg:x="11.607cm" svg:y="2.46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7cm" svg:y="5.16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8cm" svg:y="9.091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9.734cm" svg:y="6.434cm">
          <draw:text-box>
            <text:p text:style-name="P28"><text:span text:style-name="T14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41" draw:text-style-name="P5" draw:layer="layout" svg:width="1.759cm" svg:height="1.826cm" svg:x="5.921cm" svg:y="2.239cm">
          <draw:text-box>
            <text:p text:style-name="P27"><text:span text:style-name="T15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5" draw:text-style-name="P5" draw:layer="layout" svg:width="1.518cm" svg:height="1.826cm" svg:x="5.921cm" svg:y="4.881cm">
          <draw:text-box>
            <text:p text:style-name="P27"><text:span text:style-name="T15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69" draw:text-style-name="P5" draw:layer="layout" svg:width="1.518cm" svg:height="1.826cm" svg:x="5.921cm" svg:y="8.835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5.931cm" svg:y="6.438cm">
          <draw:text-box>
            <text:p text:style-name="P28"><text:span text:style-name="T14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41" draw:text-style-name="P5" draw:layer="layout" svg:width="1.759cm" svg:height="1.826cm" svg:x="13.821cm" svg:y="2.281cm">
          <draw:text-box>
            <text:p text:style-name="P27"><text:span text:style-name="T15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5" draw:text-style-name="P5" draw:layer="layout" svg:width="1.518cm" svg:height="1.826cm" svg:x="13.821cm" svg:y="4.923cm">
          <draw:text-box>
            <text:p text:style-name="P27"><text:span text:style-name="T15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69" draw:text-style-name="P5" draw:layer="layout" svg:width="1.518cm" svg:height="1.826cm" svg:x="13.821cm" svg:y="8.87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3.831cm" svg:y="6.48cm">
          <draw:text-box>
            <text:p text:style-name="P28"><text:span text:style-name="T14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71" draw:text-style-name="P77" draw:layer="layout" svg:width="1.767cm" svg:height="4.036cm" svg:x="13.454cm" svg:y="3.024cm">
          <draw:text-box>
            <text:p text:style-name="P71"><text:span text:style-name="T48">←</text:span></text:p>
          </draw:text-box>
        </draw:frame>
        <draw:frame draw:style-name="gr80" draw:text-style-name="P77" draw:layer="layout" svg:width="1.767cm" svg:height="4.281cm" svg:x="13.644cm" svg:y="5.71cm">
          <draw:text-box>
            <text:p text:style-name="P71"><text:span text:style-name="T48">←</text:span></text:p>
          </draw:text-box>
        </draw:frame>
        <draw:frame draw:style-name="gr71" draw:text-style-name="P77" draw:layer="layout" svg:width="1.767cm" svg:height="4.036cm" svg:x="13.634cm" svg:y="7.024cm">
          <draw:text-box>
            <text:p text:style-name="P71"><text:span text:style-name="T48">←</text:span></text:p>
          </draw:text-box>
        </draw:frame>
        <draw:frame draw:style-name="gr81" draw:text-style-name="P69" draw:layer="layout" svg:width="1.349cm" svg:height="1.928cm" svg:x="15.341cm" svg:y="6.407cm">
          <draw:text-box>
            <text:p text:style-name="P38"><text:span text:style-name="T49">3</text:span></text:p>
          </draw:text-box>
        </draw:frame>
        <draw:frame draw:style-name="gr82" draw:text-style-name="P69" draw:layer="layout" svg:width="1.349cm" svg:height="1.928cm" svg:x="15.342cm" svg:y="7.807cm">
          <draw:text-box>
            <text:p text:style-name="P38"><text:span text:style-name="T49">3</text:span></text:p>
          </draw:text-box>
        </draw:frame>
        <draw:frame draw:style-name="gr83" draw:text-style-name="P69" draw:layer="layout" svg:width="1.349cm" svg:height="1.928cm" svg:x="15.342cm" svg:y="3.807cm">
          <draw:text-box>
            <text:p text:style-name="P38"><text:span text:style-name="T49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41" draw:text-style-name="P5" draw:layer="layout" svg:width="2.026cm" svg:height="1.826cm" svg:x="4.264cm" svg:y="12.776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41" draw:text-style-name="P5" draw:layer="layout" svg:width="2.026cm" svg:height="1.826cm" svg:x="4.264cm" svg:y="15.418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78" draw:text-style-name="P5" draw:layer="layout" svg:width="2.026cm" svg:height="1.826cm" svg:x="4.264cm" svg:y="19.372cm">
          <draw:text-box>
            <text:p text:style-name="P27"><text:span text:style-name="T15">iₙ</text:span><text:span text:style-name="T15">’</text:span></text:p>
          </draw:text-box>
        </draw:frame>
        <draw:custom-shape draw:style-name="gr84" draw:text-style-name="P76" draw:layer="layout" svg:width="2.032cm" svg:height="1.905cm" svg:x="6.147cm" svg:y="13.001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85" draw:text-style-name="P76" draw:layer="layout" svg:width="2.032cm" svg:height="1.905cm" svg:x="6.147cm" svg:y="15.701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86" draw:text-style-name="P76" draw:layer="layout" svg:width="2.032cm" svg:height="1.905cm" svg:x="6.148cm" svg:y="19.632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274cm" svg:y="16.975cm">
          <draw:text-box>
            <text:p text:style-name="P28"><text:span text:style-name="T14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41" draw:text-style-name="P5" draw:layer="layout" svg:width="1.759cm" svg:height="1.826cm" svg:x="8.561cm" svg:y="12.822cm">
          <draw:text-box>
            <text:p text:style-name="P27"><text:span text:style-name="T15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5" draw:text-style-name="P5" draw:layer="layout" svg:width="1.518cm" svg:height="1.826cm" svg:x="8.561cm" svg:y="15.464cm">
          <draw:text-box>
            <text:p text:style-name="P27"><text:span text:style-name="T15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69" draw:text-style-name="P5" draw:layer="layout" svg:width="1.518cm" svg:height="1.826cm" svg:x="8.561cm" svg:y="19.418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8.371cm" svg:y="17.021cm">
          <draw:text-box>
            <text:p text:style-name="P28"><text:span text:style-name="T14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87" draw:text-style-name="P76" draw:layer="layout" svg:width="2.032cm" svg:height="1.905cm" svg:x="1.948cm" svg:y="1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8" draw:text-style-name="P76" draw:layer="layout" svg:width="2.032cm" svg:height="1.905cm" svg:x="1.948cm" svg:y="15.7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9" draw:text-style-name="P76" draw:layer="layout" svg:width="2.032cm" svg:height="1.905cm" svg:x="1.949cm" svg:y="19.631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0" draw:text-style-name="P76" draw:layer="layout" svg:width="2.032cm" svg:height="1.905cm" svg:x="10.249cm" svg:y="12.9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1" draw:text-style-name="P76" draw:layer="layout" svg:width="2.032cm" svg:height="1.905cm" svg:x="10.249cm" svg:y="15.6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2" draw:text-style-name="P76" draw:layer="layout" svg:width="2.032cm" svg:height="1.905cm" svg:x="10.25cm" svg:y="19.6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line draw:style-name="gr2" draw:text-style-name="P51" draw:layer="layout" svg:x1="10.18cm" svg:y1="2.732cm" svg:x2="8.148cm" svg:y2="2.732cm">
          <text:p/>
        </draw:line>
        <draw:frame draw:style-name="gr93" draw:text-style-name="P5" draw:layer="layout" svg:width="2.026cm" svg:height="1.259cm" svg:x="8.264cm" svg:y="1.529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0.18cm" svg:y1="5.374cm" svg:x2="8.148cm" svg:y2="5.374cm">
          <text:p/>
        </draw:line>
        <draw:frame draw:style-name="gr49" draw:text-style-name="P5" draw:layer="layout" svg:width="2.026cm" svg:height="1.826cm" svg:x="8.264cm" svg:y="4.171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0.18cm" svg:y1="9.328cm" svg:x2="8.148cm" svg:y2="9.328cm">
          <text:p/>
        </draw:line>
        <draw:frame draw:style-name="gr49" draw:text-style-name="P5" draw:layer="layout" svg:width="2.026cm" svg:height="1.826cm" svg:x="8.264cm" svg:y="8.125cm">
          <draw:text-box>
            <text:p><text:span text:style-name="T3">iₙ</text:span><text:span text:style-name="T3">’</text:span></text:p>
          </draw:text-box>
        </draw:frame>
        <draw:custom-shape draw:style-name="gr94" draw:text-style-name="P79" draw:layer="layout" svg:width="2.032cm" svg:height="1.905cm" svg:x="10.247cm" svg:y="1.754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95" draw:text-style-name="P79" draw:layer="layout" svg:width="2.032cm" svg:height="1.905cm" svg:x="10.247cm" svg:y="4.454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96" draw:text-style-name="P79" draw:layer="layout" svg:width="2.032cm" svg:height="1.905cm" svg:x="10.248cm" svg:y="8.385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8.374cm" svg:y="5.728cm">
          <draw:text-box>
            <text:p><text:span text:style-name="T52">…</text:span></text:p>
          </draw:text-box>
        </draw:frame>
        <draw:line draw:style-name="gr2" draw:text-style-name="P51" draw:layer="layout" svg:x1="14.277cm" svg:y1="2.778cm" svg:x2="12.245cm" svg:y2="2.778cm">
          <text:p/>
        </draw:line>
        <draw:frame draw:style-name="gr97" draw:text-style-name="P5" draw:layer="layout" svg:width="1.759cm" svg:height="1.259cm" svg:x="12.661cm" svg:y="1.575cm">
          <draw:text-box>
            <text:p><text:span text:style-name="T3">i₁</text:span></text:p>
          </draw:text-box>
        </draw:frame>
        <draw:line draw:style-name="gr2" draw:text-style-name="P51" draw:layer="layout" svg:x1="14.277cm" svg:y1="5.42cm" svg:x2="12.245cm" svg:y2="5.42cm">
          <text:p/>
        </draw:line>
        <draw:frame draw:style-name="gr50" draw:text-style-name="P5" draw:layer="layout" svg:width="1.518cm" svg:height="1.826cm" svg:x="12.661cm" svg:y="4.217cm">
          <draw:text-box>
            <text:p><text:span text:style-name="T3">i₂</text:span></text:p>
          </draw:text-box>
        </draw:frame>
        <draw:line draw:style-name="gr2" draw:text-style-name="P51" draw:layer="layout" svg:x1="14.277cm" svg:y1="9.374cm" svg:x2="12.245cm" svg:y2="9.374cm">
          <text:p/>
        </draw:line>
        <draw:frame draw:style-name="gr50" draw:text-style-name="P5" draw:layer="layout" svg:width="1.518cm" svg:height="1.826cm" svg:x="12.661cm" svg:y="8.17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2.471cm" svg:y="5.774cm">
          <draw:text-box>
            <text:p><text:span text:style-name="T52">…</text:span></text:p>
          </draw:text-box>
        </draw:frame>
        <draw:line draw:style-name="gr2" draw:text-style-name="P51" draw:layer="layout" svg:x1="11.231cm" svg:y1="4.481cm" svg:x2="11.231cm" svg:y2="3.68cm">
          <text:p/>
        </draw:line>
        <draw:line draw:style-name="gr2" draw:text-style-name="P51" draw:layer="layout" svg:x1="11.231cm" svg:y1="7.182cm" svg:x2="11.231cm" svg:y2="6.381cm">
          <text:p/>
        </draw:line>
        <draw:line draw:style-name="gr2" draw:text-style-name="P51" draw:layer="layout" svg:x1="11.231cm" svg:y1="8.383cm" svg:x2="11.231cm" svg:y2="7.582cm">
          <text:p/>
        </draw:line>
        <draw:custom-shape draw:style-name="gr7" draw:text-style-name="P61" draw:layer="layout" svg:width="2.032cm" svg:height="1.905cm" svg:x="14.384cm" svg:y="1.735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4cm" svg:y="4.435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5cm" svg:y="8.366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371cm" svg:y1="4.467cm" svg:x2="15.371cm" svg:y2="3.666cm">
          <text:p/>
        </draw:line>
        <draw:line draw:style-name="gr2" draw:text-style-name="P51" draw:layer="layout" svg:x1="15.371cm" svg:y1="7.068cm" svg:x2="15.371cm" svg:y2="6.267cm">
          <text:p/>
        </draw:line>
        <draw:line draw:style-name="gr2" draw:text-style-name="P51" draw:layer="layout" svg:x1="15.371cm" svg:y1="8.369cm" svg:x2="15.371cm" svg:y2="7.568cm">
          <text:p/>
        </draw:line>
        <draw:custom-shape draw:style-name="gr7" draw:text-style-name="P61" draw:layer="layout" svg:width="2.032cm" svg:height="1.905cm" svg:x="6.085cm" svg:y="1.734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5cm" svg:y="4.434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6cm" svg:y="8.365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7.072cm" svg:y1="4.466cm" svg:x2="7.072cm" svg:y2="3.665cm">
          <text:p/>
        </draw:line>
        <draw:line draw:style-name="gr2" draw:text-style-name="P51" draw:layer="layout" svg:x1="7.072cm" svg:y1="7.067cm" svg:x2="7.072cm" svg:y2="6.266cm">
          <text:p/>
        </draw:line>
        <draw:line draw:style-name="gr2" draw:text-style-name="P51" draw:layer="layout" svg:x1="7.072cm" svg:y1="8.368cm" svg:x2="7.072cm" svg:y2="7.567cm">
          <text:p/>
        </draw:line>
        <draw:frame draw:style-name="gr98" draw:text-style-name="P7" draw:layer="layout" svg:width="4.566cm" svg:height="1.826cm" svg:x="1.096cm" svg:y="6.81cm">
          <draw:text-box>
            <text:p><text:span text:style-name="T7">E</text:span><text:span text:style-name="T7">(</text:span><text:span text:style-name="T4">ψ</text:span><text:span text:style-name="T4">) </text:span><text:span text:style-name="T4">=</text:span></text:p>
          </draw:text-box>
        </draw:frame>
        <draw:frame draw:style-name="gr99" draw:text-style-name="P12" draw:layer="layout" svg:width="3.888cm" svg:height="1.826cm" svg:x="9.187cm" svg:y="10.834cm">
          <draw:text-box>
            <text:p text:style-name="P10"><text:span text:style-name="T4">⟨</text:span><text:span text:style-name="T4">ψ</text:span><text:span text:style-name="T4">|</text:span><text:span text:style-name="T4">ψ</text:span><text:span text:style-name="T4">⟩</text:span></text:p>
          </draw:text-box>
        </draw:frame>
        <draw:line draw:style-name="gr2" draw:text-style-name="P51" draw:layer="layout" svg:x1="16.637cm" svg:y1="10.668cm" svg:x2="5.842cm" svg:y2="10.668cm">
          <text:p/>
        </draw:line>
        <draw:frame draw:style-name="gr51" draw:text-style-name="P64" draw:layer="layout" svg:width="3.042cm" svg:height="3.605cm" svg:x="2.917cm" svg:y="13.30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ψ</text:span></text:p>
          </draw:text-box>
        </draw:frame>
        <draw:frame draw:style-name="gr53" draw:text-style-name="P64" draw:layer="layout" svg:width="3.889cm" svg:height="1.928cm" svg:x="5.311cm" svg:y="14.06cm">
          <draw:text-box>
            <text:p><text:span text:style-name="T44">E</text:span><text:span text:style-name="T44">(</text:span><text:span text:style-name="T44">ψ</text:span><text:span text:style-name="T45">)</text:span></text:p>
          </draw:text-box>
        </draw:frame>
        <draw:frame draw:style-name="gr66" draw:text-style-name="P64" draw:layer="layout" svg:width="4.227cm" svg:height="1.597cm" svg:x="12.211cm" svg:y="14.16cm">
          <draw:text-box>
            <text:p><text:span text:style-name="T44">∂</text:span><text:span text:style-name="T46">ψ</text:span><text:span text:style-name="T44">E</text:span><text:span text:style-name="T44">(</text:span><text:span text:style-name="T44">ψ</text:span><text:span text:style-name="T45">)</text:span></text:p>
          </draw:text-box>
        </draw:frame>
      </draw:page>
      <draw:page draw:name="page19" draw:style-name="dp1" draw:master-page-name="Default">
        <draw:line draw:style-name="gr2" draw:text-style-name="P51" draw:layer="layout" svg:x1="3.488cm" svg:y1="3.492cm" svg:x2="1.456cm" svg:y2="3.492cm">
          <text:p/>
        </draw:line>
        <draw:frame draw:style-name="gr56" draw:text-style-name="P5" draw:layer="layout" svg:width="2.534cm" svg:height="1.826cm" svg:x="1.172cm" svg:y="2.289cm">
          <draw:text-box>
            <text:p><text:span text:style-name="T3">i₁</text:span><text:span text:style-name="T3">’’</text:span></text:p>
          </draw:text-box>
        </draw:frame>
        <draw:line draw:style-name="gr2" draw:text-style-name="P51" draw:layer="layout" svg:x1="3.488cm" svg:y1="6.134cm" svg:x2="1.456cm" svg:y2="6.134cm">
          <text:p/>
        </draw:line>
        <draw:frame draw:style-name="gr57" draw:text-style-name="P5" draw:layer="layout" svg:width="2.534cm" svg:height="1.259cm" svg:x="1.172cm" svg:y="4.931cm">
          <draw:text-box>
            <text:p><text:span text:style-name="T3">i₂</text:span><text:span text:style-name="T3">’’</text:span></text:p>
          </draw:text-box>
        </draw:frame>
        <draw:line draw:style-name="gr2" draw:text-style-name="P51" draw:layer="layout" svg:x1="3.488cm" svg:y1="10.088cm" svg:x2="1.456cm" svg:y2="10.088cm">
          <text:p/>
        </draw:line>
        <draw:frame draw:style-name="gr57" draw:text-style-name="P5" draw:layer="layout" svg:width="2.534cm" svg:height="1.259cm" svg:x="1.172cm" svg:y="8.885cm">
          <draw:text-box>
            <text:p><text:span text:style-name="T3">iₙ</text:span><text:span text:style-name="T3">’’</text:span></text:p>
          </draw:text-box>
        </draw:frame>
        <draw:custom-shape draw:style-name="gr70" draw:text-style-name="P54" draw:layer="layout" svg:width="2.032cm" svg:height="8.644cm" svg:x="3.555cm" svg:y="2.514cm">
          <text:p text:style-name="P53"><text:span text:style-name="T53">u(θ</text:span><text:span text:style-name="T36">ₗ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.682cm" svg:y="6.488cm">
          <draw:text-box>
            <text:p><text:span text:style-name="T52">…</text:span></text:p>
          </draw:text-box>
        </draw:frame>
        <draw:frame draw:style-name="gr65" draw:text-style-name="P63" draw:layer="layout" svg:width="1.323cm" svg:height="1.827cm" svg:x="7.838cm" svg:y="5.951cm">
          <draw:text-box>
            <text:p><text:span text:style-name="T4">=</text:span></text:p>
          </draw:text-box>
        </draw:frame>
        <draw:line draw:style-name="gr2" draw:text-style-name="P51" draw:layer="layout" svg:x1="15.988cm" svg:y1="3.492cm" svg:x2="13.956cm" svg:y2="3.492cm">
          <text:p/>
        </draw:line>
        <draw:frame draw:style-name="gr93" draw:text-style-name="P5" draw:layer="layout" svg:width="2.026cm" svg:height="1.259cm" svg:x="13.972cm" svg:y="2.289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5.988cm" svg:y1="6.134cm" svg:x2="13.956cm" svg:y2="6.134cm">
          <text:p/>
        </draw:line>
        <draw:frame draw:style-name="gr49" draw:text-style-name="P5" draw:layer="layout" svg:width="2.026cm" svg:height="1.826cm" svg:x="13.972cm" svg:y="4.931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5.988cm" svg:y1="10.088cm" svg:x2="13.956cm" svg:y2="10.088cm">
          <text:p/>
        </draw:line>
        <draw:frame draw:style-name="gr49" draw:text-style-name="P5" draw:layer="layout" svg:width="2.026cm" svg:height="1.826cm" svg:x="13.972cm" svg:y="8.885cm">
          <draw:text-box>
            <text:p><text:span text:style-name="T3">iₙ</text:span><text:span text:style-name="T3">’</text:span></text:p>
          </draw:text-box>
        </draw:frame>
        <draw:custom-shape draw:style-name="gr100" draw:text-style-name="P82" draw:layer="layout" svg:width="2.032cm" svg:height="1.905cm" svg:x="16.055cm" svg:y="2.514cm">
          <text:p text:style-name="P81"><text:span text:style-name="T35">Ry(θ₁)</text:span></text:p>
          <draw:enhanced-geometry svg:viewBox="0 0 21600 21600" draw:type="rectangle" draw:enhanced-path="M 0 0 L 21600 0 21600 21600 0 21600 0 0 Z N"/>
        </draw:custom-shape>
        <draw:custom-shape draw:style-name="gr101" draw:text-style-name="P82" draw:layer="layout" svg:width="2.032cm" svg:height="1.905cm" svg:x="16.055cm" svg:y="5.214cm">
          <text:p text:style-name="P81"><text:span text:style-name="T35">Ry(θ₂)</text:span></text:p>
          <draw:enhanced-geometry svg:viewBox="0 0 21600 21600" draw:type="rectangle" draw:enhanced-path="M 0 0 L 21600 0 21600 21600 0 21600 0 0 Z N"/>
        </draw:custom-shape>
        <draw:custom-shape draw:style-name="gr102" draw:text-style-name="P82" draw:layer="layout" svg:width="2.032cm" svg:height="1.905cm" svg:x="16.056cm" svg:y="9.145cm">
          <text:p text:style-name="P81"><text:span text:style-name="T35">Ry(θₙ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4.182cm" svg:y="6.488cm">
          <draw:text-box>
            <text:p><text:span text:style-name="T52">…</text:span></text:p>
          </draw:text-box>
        </draw:frame>
        <draw:line draw:style-name="gr2" draw:text-style-name="P51" draw:layer="layout" svg:x1="7.685cm" svg:y1="3.496cm" svg:x2="5.653cm" svg:y2="3.496cm">
          <text:p/>
        </draw:line>
        <draw:frame draw:style-name="gr97" draw:text-style-name="P5" draw:layer="layout" svg:width="1.759cm" svg:height="1.259cm" svg:x="5.669cm" svg:y="2.293cm">
          <draw:text-box>
            <text:p><text:span text:style-name="T3">i₁</text:span></text:p>
          </draw:text-box>
        </draw:frame>
        <draw:line draw:style-name="gr2" draw:text-style-name="P51" draw:layer="layout" svg:x1="7.685cm" svg:y1="6.138cm" svg:x2="5.653cm" svg:y2="6.138cm">
          <text:p/>
        </draw:line>
        <draw:frame draw:style-name="gr50" draw:text-style-name="P5" draw:layer="layout" svg:width="1.518cm" svg:height="1.826cm" svg:x="5.669cm" svg:y="4.935cm">
          <draw:text-box>
            <text:p><text:span text:style-name="T3">i₂</text:span></text:p>
          </draw:text-box>
        </draw:frame>
        <draw:line draw:style-name="gr2" draw:text-style-name="P51" draw:layer="layout" svg:x1="7.685cm" svg:y1="10.092cm" svg:x2="5.653cm" svg:y2="10.092cm">
          <text:p/>
        </draw:line>
        <draw:frame draw:style-name="gr50" draw:text-style-name="P5" draw:layer="layout" svg:width="1.518cm" svg:height="1.826cm" svg:x="5.669cm" svg:y="8.88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5.879cm" svg:y="6.492cm">
          <draw:text-box>
            <text:p><text:span text:style-name="T52">…</text:span></text:p>
          </draw:text-box>
        </draw:frame>
        <draw:line draw:style-name="gr2" draw:text-style-name="P51" draw:layer="layout" svg:x1="20.085cm" svg:y1="3.538cm" svg:x2="18.053cm" svg:y2="3.538cm">
          <text:p/>
        </draw:line>
        <draw:frame draw:style-name="gr97" draw:text-style-name="P5" draw:layer="layout" svg:width="1.759cm" svg:height="1.259cm" svg:x="18.069cm" svg:y="2.335cm">
          <draw:text-box>
            <text:p><text:span text:style-name="T3">i₁</text:span></text:p>
          </draw:text-box>
        </draw:frame>
        <draw:line draw:style-name="gr2" draw:text-style-name="P51" draw:layer="layout" svg:x1="20.085cm" svg:y1="6.18cm" svg:x2="18.053cm" svg:y2="6.18cm">
          <text:p/>
        </draw:line>
        <draw:frame draw:style-name="gr50" draw:text-style-name="P5" draw:layer="layout" svg:width="1.518cm" svg:height="1.826cm" svg:x="18.069cm" svg:y="4.977cm">
          <draw:text-box>
            <text:p><text:span text:style-name="T3">i₂</text:span></text:p>
          </draw:text-box>
        </draw:frame>
        <draw:line draw:style-name="gr2" draw:text-style-name="P51" draw:layer="layout" svg:x1="20.085cm" svg:y1="10.134cm" svg:x2="18.053cm" svg:y2="10.134cm">
          <text:p/>
        </draw:line>
        <draw:frame draw:style-name="gr50" draw:text-style-name="P5" draw:layer="layout" svg:width="1.518cm" svg:height="1.826cm" svg:x="18.069cm" svg:y="8.93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8.279cm" svg:y="6.534cm">
          <draw:text-box>
            <text:p><text:span text:style-name="T52">…</text:span></text:p>
          </draw:text-box>
        </draw:frame>
        <draw:line draw:style-name="gr2" draw:text-style-name="P51" draw:layer="layout" svg:x1="11.788cm" svg:y1="3.476cm" svg:x2="9.756cm" svg:y2="3.476cm">
          <text:p/>
        </draw:line>
        <draw:frame draw:style-name="gr103" draw:text-style-name="P5" draw:layer="layout" svg:width="2.534cm" svg:height="1.613cm" svg:x="9.572cm" svg:y="2.273cm">
          <draw:text-box>
            <text:p><text:span text:style-name="T3">i₁</text:span><text:span text:style-name="T3">’’</text:span></text:p>
          </draw:text-box>
        </draw:frame>
        <draw:line draw:style-name="gr2" draw:text-style-name="P51" draw:layer="layout" svg:x1="11.788cm" svg:y1="6.118cm" svg:x2="9.756cm" svg:y2="6.118cm">
          <text:p/>
        </draw:line>
        <draw:frame draw:style-name="gr104" draw:text-style-name="P5" draw:layer="layout" svg:width="2.534cm" svg:height="1.384cm" svg:x="9.572cm" svg:y="4.915cm">
          <draw:text-box>
            <text:p><text:span text:style-name="T3">i₂</text:span><text:span text:style-name="T3">’’</text:span></text:p>
          </draw:text-box>
        </draw:frame>
        <draw:line draw:style-name="gr2" draw:text-style-name="P51" draw:layer="layout" svg:x1="11.888cm" svg:y1="10.072cm" svg:x2="9.856cm" svg:y2="10.072cm">
          <text:p/>
        </draw:line>
        <draw:frame draw:style-name="gr57" draw:text-style-name="P5" draw:layer="layout" svg:width="2.534cm" svg:height="1.259cm" svg:x="9.572cm" svg:y="8.869cm">
          <draw:text-box>
            <text:p><text:span text:style-name="T3">iₙ</text:span><text:span text:style-name="T3">’’</text:span></text:p>
          </draw:text-box>
        </draw:frame>
        <draw:frame draw:style-name="gr68" draw:text-style-name="P80" draw:layer="layout" svg:width="1.767cm" svg:height="1.826cm" svg:x="9.982cm" svg:y="6.472cm">
          <draw:text-box>
            <text:p><text:span text:style-name="T52">…</text:span></text:p>
          </draw:text-box>
        </draw:frame>
        <draw:custom-shape draw:style-name="gr105" draw:text-style-name="P84" draw:layer="layout" svg:width="2.032cm" svg:height="4.598cm" svg:x="11.855cm" svg:y="6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custom-shape draw:style-name="gr106" draw:text-style-name="P85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84" draw:layer="layout" svg:width="2.032cm" svg:height="4.598cm" svg:x="11.855cm" svg:y="2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13.202cm" svg:height="1.928cm" svg:x="3.192cm" svg:y="12.164cm">
          <draw:text-box>
            <text:p text:style-name="P10"><text:span text:style-name="T6">∏</text:span><text:span text:style-name="T6">ₗ </text:span><text:span text:style-name="T6">u</text:span><text:span text:style-name="T6">(</text:span><text:span text:style-name="T6">θ</text:span><text:span text:style-name="T6">ₗ</text:span><text:span text:style-name="T6">) </text:span><text:span text:style-name="T5">→ </text:span><text:span text:style-name="T5">U</text:span><text:span text:style-name="T5">(</text:span><text:span text:style-name="T5">θ</text:span><text:span text:style-name="T5">)</text:span></text:p>
          </draw:text-box>
        </draw:frame>
        <draw:line draw:style-name="gr2" draw:text-style-name="P51" draw:layer="layout" svg:x1="3.78cm" svg:y1="15.54cm" svg:x2="1.748cm" svg:y2="15.54cm">
          <text:p/>
        </draw:line>
        <draw:frame draw:style-name="gr93" draw:text-style-name="P5" draw:layer="layout" svg:width="2.026cm" svg:height="1.259cm" svg:x="1.864cm" svg:y="14.337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3.78cm" svg:y1="18.182cm" svg:x2="1.748cm" svg:y2="18.182cm">
          <text:p/>
        </draw:line>
        <draw:frame draw:style-name="gr49" draw:text-style-name="P5" draw:layer="layout" svg:width="2.026cm" svg:height="1.826cm" svg:x="1.864cm" svg:y="16.979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3.78cm" svg:y1="22.136cm" svg:x2="1.748cm" svg:y2="22.136cm">
          <text:p/>
        </draw:line>
        <draw:frame draw:style-name="gr49" draw:text-style-name="P5" draw:layer="layout" svg:width="2.026cm" svg:height="1.826cm" svg:x="1.864cm" svg:y="20.933cm">
          <draw:text-box>
            <text:p><text:span text:style-name="T3">iₙ</text:span><text:span text:style-name="T3">’</text:span></text:p>
          </draw:text-box>
        </draw:frame>
        <draw:frame draw:style-name="gr68" draw:text-style-name="P80" draw:layer="layout" svg:width="1.767cm" svg:height="1.826cm" svg:x="1.974cm" svg:y="18.536cm">
          <draw:text-box>
            <text:p><text:span text:style-name="T52">…</text:span></text:p>
          </draw:text-box>
        </draw:frame>
        <draw:line draw:style-name="gr2" draw:text-style-name="P51" draw:layer="layout" svg:x1="7.877cm" svg:y1="15.586cm" svg:x2="5.845cm" svg:y2="15.586cm">
          <text:p/>
        </draw:line>
        <draw:frame draw:style-name="gr97" draw:text-style-name="P5" draw:layer="layout" svg:width="1.759cm" svg:height="1.259cm" svg:x="6.261cm" svg:y="14.383cm">
          <draw:text-box>
            <text:p><text:span text:style-name="T3">i₁</text:span></text:p>
          </draw:text-box>
        </draw:frame>
        <draw:line draw:style-name="gr2" draw:text-style-name="P51" draw:layer="layout" svg:x1="7.877cm" svg:y1="18.228cm" svg:x2="5.845cm" svg:y2="18.228cm">
          <text:p/>
        </draw:line>
        <draw:frame draw:style-name="gr50" draw:text-style-name="P5" draw:layer="layout" svg:width="1.518cm" svg:height="1.826cm" svg:x="6.261cm" svg:y="17.025cm">
          <draw:text-box>
            <text:p><text:span text:style-name="T3">i₂</text:span></text:p>
          </draw:text-box>
        </draw:frame>
        <draw:line draw:style-name="gr2" draw:text-style-name="P51" draw:layer="layout" svg:x1="7.877cm" svg:y1="22.182cm" svg:x2="5.845cm" svg:y2="22.182cm">
          <text:p/>
        </draw:line>
        <draw:frame draw:style-name="gr50" draw:text-style-name="P5" draw:layer="layout" svg:width="1.518cm" svg:height="1.826cm" svg:x="6.261cm" svg:y="20.97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6.071cm" svg:y="18.582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7.984cm" svg:y="14.5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4cm" svg:y="17.2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5cm" svg:y="21.17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477cm" svg:y1="15.577cm" svg:x2="13.445cm" svg:y2="15.577cm">
          <text:p/>
        </draw:line>
        <draw:frame draw:style-name="gr97" draw:text-style-name="P5" draw:layer="layout" svg:width="1.759cm" svg:height="1.259cm" svg:x="13.861cm" svg:y="14.374cm">
          <draw:text-box>
            <text:p><text:span text:style-name="T3">i₁</text:span></text:p>
          </draw:text-box>
        </draw:frame>
        <draw:line draw:style-name="gr2" draw:text-style-name="P51" draw:layer="layout" svg:x1="15.477cm" svg:y1="18.219cm" svg:x2="13.445cm" svg:y2="18.219cm">
          <text:p/>
        </draw:line>
        <draw:frame draw:style-name="gr50" draw:text-style-name="P5" draw:layer="layout" svg:width="1.518cm" svg:height="1.826cm" svg:x="13.861cm" svg:y="17.016cm">
          <draw:text-box>
            <text:p><text:span text:style-name="T3">i₂</text:span></text:p>
          </draw:text-box>
        </draw:frame>
        <draw:line draw:style-name="gr2" draw:text-style-name="P51" draw:layer="layout" svg:x1="15.477cm" svg:y1="22.173cm" svg:x2="13.445cm" svg:y2="22.173cm">
          <text:p/>
        </draw:line>
        <draw:frame draw:style-name="gr50" draw:text-style-name="P5" draw:layer="layout" svg:width="1.518cm" svg:height="1.826cm" svg:x="13.861cm" svg:y="20.97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671cm" svg:y="18.573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5.584cm" svg:y="14.534cm">
          <text:p text:style-name="P78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4cm" svg:y="17.234cm">
          <text:p text:style-name="P78"><text:span text:style-name="T54">θ</text:span><text:span text:style-name="T41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5cm" svg:y="21.165cm">
          <text:p text:style-name="P78"><text:span text:style-name="T54">θ</text:span><text:span text:style-name="T41">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571cm" svg:y1="17.266cm" svg:x2="16.571cm" svg:y2="16.465cm">
          <text:p/>
        </draw:line>
        <draw:line draw:style-name="gr2" draw:text-style-name="P51" draw:layer="layout" svg:x1="16.571cm" svg:y1="19.867cm" svg:x2="16.571cm" svg:y2="19.066cm">
          <text:p/>
        </draw:line>
        <draw:line draw:style-name="gr2" draw:text-style-name="P51" draw:layer="layout" svg:x1="16.571cm" svg:y1="21.168cm" svg:x2="16.571cm" svg:y2="20.367cm">
          <text:p/>
        </draw:line>
        <draw:frame draw:style-name="gr109" draw:text-style-name="P86" draw:layer="layout" svg:width="1.349cm" svg:height="1.929cm" svg:x="11.123cm" svg:y="17.078cm">
          <draw:text-box>
            <text:p><text:span text:style-name="T5">→</text:span></text:p>
          </draw:text-box>
        </draw:frame>
        <draw:custom-shape draw:style-name="gr70" draw:text-style-name="P57" draw:layer="layout" svg:width="2.032cm" svg:height="8.644cm" svg:x="3.755cm" svg:y="14.514cm">
          <text:p text:style-name="P56"><text:span text:style-name="T55">U(θ</text:span><text:span text:style-name="T38">)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110" draw:text-style-name="P64" draw:layer="layout" svg:width="2.534cm" svg:height="2.943cm" svg:x="3.608cm" svg:y="10.97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6.002cm" svg:y="11.73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902cm" svg:y="11.83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1.434cm" svg:y1="2.533cm" svg:x2="9.402cm" svg:y2="2.533cm">
          <text:p/>
        </draw:line>
        <draw:frame draw:style-name="gr93" draw:text-style-name="P5" draw:layer="layout" svg:width="2.026cm" svg:height="1.259cm" svg:x="9.518cm" svg:y="1.33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1.434cm" svg:y1="5.175cm" svg:x2="9.402cm" svg:y2="5.175cm">
          <text:p/>
        </draw:line>
        <draw:frame draw:style-name="gr49" draw:text-style-name="P5" draw:layer="layout" svg:width="2.026cm" svg:height="1.826cm" svg:x="9.518cm" svg:y="3.972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1.434cm" svg:y1="9.129cm" svg:x2="9.402cm" svg:y2="9.129cm">
          <text:p/>
        </draw:line>
        <draw:frame draw:style-name="gr49" draw:text-style-name="P5" draw:layer="layout" svg:width="2.026cm" svg:height="1.826cm" svg:x="9.518cm" svg:y="7.926cm">
          <draw:text-box>
            <text:p><text:span text:style-name="T3">iₙ</text:span><text:span text:style-name="T3">’</text:span></text:p>
          </draw:text-box>
        </draw:frame>
        <draw:custom-shape draw:style-name="gr111" draw:text-style-name="P79" draw:layer="layout" svg:width="2.032cm" svg:height="1.905cm" svg:x="11.501cm" svg:y="1.555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112" draw:text-style-name="P79" draw:layer="layout" svg:width="2.032cm" svg:height="1.905cm" svg:x="11.501cm" svg:y="4.255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113" draw:text-style-name="P79" draw:layer="layout" svg:width="2.032cm" svg:height="1.905cm" svg:x="11.502cm" svg:y="8.186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9.628cm" svg:y="5.529cm">
          <draw:text-box>
            <text:p><text:span text:style-name="T52">…</text:span></text:p>
          </draw:text-box>
        </draw:frame>
        <draw:line draw:style-name="gr2" draw:text-style-name="P51" draw:layer="layout" svg:x1="15.531cm" svg:y1="2.579cm" svg:x2="13.499cm" svg:y2="2.579cm">
          <text:p/>
        </draw:line>
        <draw:frame draw:style-name="gr97" draw:text-style-name="P5" draw:layer="layout" svg:width="1.759cm" svg:height="1.259cm" svg:x="13.915cm" svg:y="1.376cm">
          <draw:text-box>
            <text:p><text:span text:style-name="T3">i₁</text:span></text:p>
          </draw:text-box>
        </draw:frame>
        <draw:line draw:style-name="gr2" draw:text-style-name="P51" draw:layer="layout" svg:x1="15.531cm" svg:y1="5.221cm" svg:x2="13.499cm" svg:y2="5.221cm">
          <text:p/>
        </draw:line>
        <draw:frame draw:style-name="gr50" draw:text-style-name="P5" draw:layer="layout" svg:width="1.518cm" svg:height="1.826cm" svg:x="13.915cm" svg:y="4.018cm">
          <draw:text-box>
            <text:p><text:span text:style-name="T3">i₂</text:span></text:p>
          </draw:text-box>
        </draw:frame>
        <draw:line draw:style-name="gr2" draw:text-style-name="P51" draw:layer="layout" svg:x1="15.531cm" svg:y1="9.175cm" svg:x2="13.499cm" svg:y2="9.175cm">
          <text:p/>
        </draw:line>
        <draw:frame draw:style-name="gr50" draw:text-style-name="P5" draw:layer="layout" svg:width="1.518cm" svg:height="1.826cm" svg:x="13.915cm" svg:y="7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725cm" svg:y="5.575cm">
          <draw:text-box>
            <text:p><text:span text:style-name="T52">…</text:span></text:p>
          </draw:text-box>
        </draw:frame>
        <draw:line draw:style-name="gr2" draw:text-style-name="P51" draw:layer="layout" svg:x1="12.485cm" svg:y1="4.282cm" svg:x2="12.485cm" svg:y2="3.481cm">
          <text:p/>
        </draw:line>
        <draw:line draw:style-name="gr2" draw:text-style-name="P51" draw:layer="layout" svg:x1="12.485cm" svg:y1="6.983cm" svg:x2="12.485cm" svg:y2="6.182cm">
          <text:p/>
        </draw:line>
        <draw:line draw:style-name="gr2" draw:text-style-name="P51" draw:layer="layout" svg:x1="12.485cm" svg:y1="8.184cm" svg:x2="12.485cm" svg:y2="7.383cm">
          <text:p/>
        </draw:line>
        <draw:custom-shape draw:style-name="gr7" draw:text-style-name="P61" draw:layer="layout" svg:width="2.032cm" svg:height="1.905cm" svg:x="15.638cm" svg:y="1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8cm" svg:y="4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9cm" svg:y="8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625cm" svg:y1="4.268cm" svg:x2="16.625cm" svg:y2="3.467cm">
          <text:p/>
        </draw:line>
        <draw:line draw:style-name="gr2" draw:text-style-name="P51" draw:layer="layout" svg:x1="16.625cm" svg:y1="6.869cm" svg:x2="16.625cm" svg:y2="6.068cm">
          <text:p/>
        </draw:line>
        <draw:line draw:style-name="gr2" draw:text-style-name="P51" draw:layer="layout" svg:x1="16.625cm" svg:y1="8.17cm" svg:x2="16.625cm" svg:y2="7.369cm">
          <text:p/>
        </draw:line>
        <draw:custom-shape draw:style-name="gr7" draw:text-style-name="P61" draw:layer="layout" svg:width="2.032cm" svg:height="1.905cm" svg:x="7.339cm" svg:y="1.535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39cm" svg:y="4.235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4cm" svg:y="8.166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8.326cm" svg:y1="4.267cm" svg:x2="8.326cm" svg:y2="3.466cm">
          <text:p/>
        </draw:line>
        <draw:line draw:style-name="gr2" draw:text-style-name="P51" draw:layer="layout" svg:x1="8.326cm" svg:y1="6.868cm" svg:x2="8.326cm" svg:y2="6.067cm">
          <text:p/>
        </draw:line>
        <draw:line draw:style-name="gr2" draw:text-style-name="P51" draw:layer="layout" svg:x1="8.326cm" svg:y1="8.169cm" svg:x2="8.326cm" svg:y2="7.368cm">
          <text:p/>
        </draw:line>
        <draw:frame draw:style-name="gr98" draw:text-style-name="P7" draw:layer="layout" svg:width="4.566cm" svg:height="1.826cm" svg:x="2.35cm" svg:y="5.611cm">
          <draw:text-box>
            <text:p><text:span text:style-name="T7">E</text:span><text:span text:style-name="T7">(</text:span><text:span text:style-name="T7">θ</text:span><text:span text:style-name="T4">) </text:span><text:span text:style-name="T4">=</text:span></text:p>
          </draw:text-box>
        </draw:frame>
        <draw:frame draw:style-name="gr110" draw:text-style-name="P64" draw:layer="layout" svg:width="2.534cm" svg:height="2.943cm" svg:x="3.593cm" svg:y="23.97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87cm" svg:y="24.73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87cm" svg:y="24.83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3.316cm" svg:y1="15.579cm" svg:x2="11.284cm" svg:y2="15.579cm">
          <text:p/>
        </draw:line>
        <draw:frame draw:style-name="gr97" draw:text-style-name="P5" draw:layer="layout" svg:width="1.759cm" svg:height="1.259cm" svg:x="11.7cm" svg:y="14.376cm">
          <draw:text-box>
            <text:p><text:span text:style-name="T3">i₁</text:span></text:p>
          </draw:text-box>
        </draw:frame>
        <draw:line draw:style-name="gr2" draw:text-style-name="P51" draw:layer="layout" svg:x1="13.316cm" svg:y1="18.221cm" svg:x2="11.284cm" svg:y2="18.221cm">
          <text:p/>
        </draw:line>
        <draw:frame draw:style-name="gr50" draw:text-style-name="P5" draw:layer="layout" svg:width="1.518cm" svg:height="1.826cm" svg:x="11.7cm" svg:y="17.018cm">
          <draw:text-box>
            <text:p><text:span text:style-name="T3">i₂</text:span></text:p>
          </draw:text-box>
        </draw:frame>
        <draw:line draw:style-name="gr2" draw:text-style-name="P51" draw:layer="layout" svg:x1="13.316cm" svg:y1="22.175cm" svg:x2="11.284cm" svg:y2="22.175cm">
          <text:p/>
        </draw:line>
        <draw:frame draw:style-name="gr50" draw:text-style-name="P5" draw:layer="layout" svg:width="1.518cm" svg:height="1.826cm" svg:x="11.7cm" svg:y="20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1.51cm" svg:y="18.575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3.423cm" svg:y="14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3cm" svg:y="17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4cm" svg:y="21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4.41cm" svg:y1="17.268cm" svg:x2="14.41cm" svg:y2="16.467cm">
          <text:p/>
        </draw:line>
        <draw:line draw:style-name="gr2" draw:text-style-name="P51" draw:layer="layout" svg:x1="14.41cm" svg:y1="19.869cm" svg:x2="14.41cm" svg:y2="19.068cm">
          <text:p/>
        </draw:line>
        <draw:line draw:style-name="gr2" draw:text-style-name="P51" draw:layer="layout" svg:x1="14.41cm" svg:y1="21.17cm" svg:x2="14.41cm" svg:y2="20.369cm">
          <text:p/>
        </draw:line>
        <draw:frame draw:style-name="gr62" draw:text-style-name="P7" draw:layer="layout" svg:width="5.921cm" svg:height="1.826cm" svg:x="2.035cm" svg:y="18.211cm">
          <draw:text-box>
            <text:p><text:span text:style-name="T7">F</text:span><text:span text:style-name="T7">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7" draw:text-style-name="P61" draw:layer="layout" svg:width="2.032cm" svg:height="1.905cm" svg:x="9.186cm" svg:y="14.533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6cm" svg:y="17.233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7cm" svg:y="21.164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0.173cm" svg:y1="17.265cm" svg:x2="10.173cm" svg:y2="16.464cm">
          <text:p/>
        </draw:line>
        <draw:line draw:style-name="gr2" draw:text-style-name="P51" draw:layer="layout" svg:x1="10.173cm" svg:y1="19.866cm" svg:x2="10.173cm" svg:y2="19.065cm">
          <text:p/>
        </draw:line>
        <draw:line draw:style-name="gr2" draw:text-style-name="P51" draw:layer="layout" svg:x1="10.173cm" svg:y1="21.167cm" svg:x2="10.173cm" svg:y2="20.366cm">
          <text:p/>
        </draw:line>
        <draw:frame draw:style-name="gr64" draw:text-style-name="P40" draw:layer="layout" svg:width="2.534cm" svg:height="4.281cm" svg:x="7.288cm" svg:y="16.651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4.994cm" svg:y="16.634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481cm" svg:y="16.177cm">
          <draw:text-box>
            <text:p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2-26T09:11:44.479865624</dc:date>
    <meta:editing-duration>PT4H52M33S</meta:editing-duration>
    <meta:editing-cycles>98</meta:editing-cycles>
    <meta:generator>LibreOffice/6.4.7.2$Linux_X86_64 LibreOffice_project/40$Build-2</meta:generator>
    <meta:document-statistic meta:object-count="1076"/>
  </office:meta>
</office:document-meta>
</file>

<file path=Object 1/content.xml><?xml version="1.0" encoding="utf-8"?>
<math xmlns="http://www.w3.org/1998/Math/MathML" display="block"/>
</file>